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57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12.95cm"/>
    </style:style>
    <style:style style:name="co5" style:family="table-column">
      <style:table-column-properties fo:break-before="auto" style:column-width="6.131cm"/>
    </style:style>
    <style:style style:name="co6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be33d" fo:border="0.06pt solid #000000"/>
    </style:style>
    <style:style style:name="ce3" style:family="table-cell" style:parent-style-name="Default">
      <style:table-cell-properties fo:border="0.06pt solid #000000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00">
      <style:table-cell-properties fo:border="0.06pt solid #000000" style:rotation-align="none"/>
    </style:style>
    <style:style style:name="ce6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IBELLE_NOMENCLATURE</text:p>
          </table:table-cell>
          <table:table-cell table:style-name="ce1" office:value-type="string" calcext:value-type="string">
            <text:p>NUMERO_COMPTE</text:p>
          </table:table-cell>
          <table:table-cell table:style-name="ce1" office:value-type="string" calcext:value-type="string">
            <text:p>AGR_DEBIT</text:p>
          </table:table-cell>
          <table:table-cell table:style-name="ce1" office:value-type="string" calcext:value-type="string">
            <text:p>LIBELLE_AGREGAT_DEBI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06" calcext:value-type="float">
            <text:p>206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onds commercial, droit au bai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07" calcext:value-type="float">
            <text:p>207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onds commercial, droit au bai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6" calcext:value-type="float">
            <text:p>21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Oeuvres d'ar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32" calcext:value-type="float">
            <text:p>232</text:p>
          </table:table-cell>
          <table:table-cell table:style-name="ce2" office:value-type="string" calcext:value-type="string">
            <text:p>A115</text:p>
          </table:table-cell>
          <table:table-cell table:style-name="ce3" office:value-type="string" calcext:value-type="string">
            <text:p>Immobilisations in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35" calcext:value-type="float">
            <text:p>235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37" calcext:value-type="float">
            <text:p>237</text:p>
          </table:table-cell>
          <table:table-cell table:style-name="ce2" office:value-type="string" calcext:value-type="string">
            <text:p>A115</text:p>
          </table:table-cell>
          <table:table-cell table:style-name="ce3" office:value-type="string" calcext:value-type="string">
            <text:p>Immobilisations in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38" calcext:value-type="float">
            <text:p>238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41" calcext:value-type="float">
            <text:p>241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43" calcext:value-type="float">
            <text:p>243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48" calcext:value-type="float">
            <text:p>248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articipations et créances rattachées à d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66" calcext:value-type="float">
            <text:p>266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articipations et créances rattachées à d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71" calcext:value-type="float">
            <text:p>27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72" calcext:value-type="float">
            <text:p>27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74" calcext:value-type="float">
            <text:p>27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rê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75" calcext:value-type="float">
            <text:p>275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4" calcext:value-type="float">
            <text:p>60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5" calcext:value-type="float">
            <text:p>60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7" calcext:value-type="float">
            <text:p>60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de marchandi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1" calcext:value-type="float">
            <text:p>6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4" calcext:value-type="float">
            <text:p>61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7" calcext:value-type="float">
            <text:p>61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8" calcext:value-type="float">
            <text:p>61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7" calcext:value-type="float">
            <text:p>6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7" calcext:value-type="float">
            <text:p>637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8" calcext:value-type="float">
            <text:p>648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72" calcext:value-type="float">
            <text:p>672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73" calcext:value-type="float">
            <text:p>673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78" calcext:value-type="float">
            <text:p>678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031" calcext:value-type="float">
            <text:p>2031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rais d'études, de R et 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032" calcext:value-type="float">
            <text:p>2032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rais d'études, de R et 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033" calcext:value-type="float">
            <text:p>2033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rais d'études, de R et 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051" calcext:value-type="float">
            <text:p>2051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Concessions, brevets,licences,marques,droits et valeurs similai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053" calcext:value-type="float">
            <text:p>2053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Concessions, brevets,licences,marques,droits et valeurs similai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087" calcext:value-type="float">
            <text:p>2087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088" calcext:value-type="float">
            <text:p>2088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11" calcext:value-type="float">
            <text:p>21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15" calcext:value-type="float">
            <text:p>21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18" calcext:value-type="float">
            <text:p>21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21" calcext:value-type="float">
            <text:p>21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25" calcext:value-type="float">
            <text:p>212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28" calcext:value-type="float">
            <text:p>21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31" calcext:value-type="float">
            <text:p>213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35" calcext:value-type="float">
            <text:p>213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38" calcext:value-type="float">
            <text:p>21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41" calcext:value-type="float">
            <text:p>214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43" calcext:value-type="float">
            <text:p>2143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45" calcext:value-type="float">
            <text:p>214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48" calcext:value-type="float">
            <text:p>21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51" calcext:value-type="float">
            <text:p>21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53" calcext:value-type="float">
            <text:p>215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54" calcext:value-type="float">
            <text:p>215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55" calcext:value-type="float">
            <text:p>215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57" calcext:value-type="float">
            <text:p>215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58" calcext:value-type="float">
            <text:p>21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81" calcext:value-type="float">
            <text:p>218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82" calcext:value-type="float">
            <text:p>218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83" calcext:value-type="float">
            <text:p>2183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84" calcext:value-type="float">
            <text:p>2184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85" calcext:value-type="float">
            <text:p>21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86" calcext:value-type="float">
            <text:p>21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88" calcext:value-type="float">
            <text:p>21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11" calcext:value-type="float">
            <text:p>22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15" calcext:value-type="float">
            <text:p>22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18" calcext:value-type="float">
            <text:p>22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21" calcext:value-type="float">
            <text:p>22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25" calcext:value-type="float">
            <text:p>222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28" calcext:value-type="float">
            <text:p>22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31" calcext:value-type="float">
            <text:p>223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35" calcext:value-type="float">
            <text:p>223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38" calcext:value-type="float">
            <text:p>22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41" calcext:value-type="float">
            <text:p>224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45" calcext:value-type="float">
            <text:p>224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48" calcext:value-type="float">
            <text:p>22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51" calcext:value-type="float">
            <text:p>22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53" calcext:value-type="float">
            <text:p>225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54" calcext:value-type="float">
            <text:p>225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55" calcext:value-type="float">
            <text:p>225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57" calcext:value-type="float">
            <text:p>225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58" calcext:value-type="float">
            <text:p>22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82" calcext:value-type="float">
            <text:p>228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83" calcext:value-type="float">
            <text:p>2283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84" calcext:value-type="float">
            <text:p>2284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85" calcext:value-type="float">
            <text:p>22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86" calcext:value-type="float">
            <text:p>22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288" calcext:value-type="float">
            <text:p>22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312" calcext:value-type="float">
            <text:p>2312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313" calcext:value-type="float">
            <text:p>2313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314" calcext:value-type="float">
            <text:p>2314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315" calcext:value-type="float">
            <text:p>2315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316" calcext:value-type="float">
            <text:p>2316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317" calcext:value-type="float">
            <text:p>2317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318" calcext:value-type="float">
            <text:p>2318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731" calcext:value-type="float">
            <text:p>273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762" calcext:value-type="float">
            <text:p>276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763" calcext:value-type="float">
            <text:p>2763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764" calcext:value-type="float">
            <text:p>276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766" calcext:value-type="float">
            <text:p>2766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4581" calcext:value-type="float">
            <text:p>4581</text:p>
          </table:table-cell>
          <table:table-cell table:style-name="ce2" office:value-type="string" calcext:value-type="string">
            <text:p>A225</text:p>
          </table:table-cell>
          <table:table-cell table:style-name="ce3" office:value-type="string" calcext:value-type="string">
            <text:p>Opérations pour le compte de tiers (créanc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11" calcext:value-type="float">
            <text:p>60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12" calcext:value-type="float">
            <text:p>601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13" calcext:value-type="float">
            <text:p>601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18" calcext:value-type="float">
            <text:p>601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21" calcext:value-type="float">
            <text:p>60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26" calcext:value-type="float">
            <text:p>602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61" calcext:value-type="float">
            <text:p>60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63" calcext:value-type="float">
            <text:p>606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64" calcext:value-type="float">
            <text:p>606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66" calcext:value-type="float">
            <text:p>606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68" calcext:value-type="float">
            <text:p>60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22" calcext:value-type="float">
            <text:p>61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25" calcext:value-type="float">
            <text:p>61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32" calcext:value-type="float">
            <text:p>613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35" calcext:value-type="float">
            <text:p>613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36" calcext:value-type="float">
            <text:p>613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37" calcext:value-type="float">
            <text:p>613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56" calcext:value-type="float">
            <text:p>615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61" calcext:value-type="float">
            <text:p>61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62" calcext:value-type="float">
            <text:p>616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68" calcext:value-type="float">
            <text:p>61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11" calcext:value-type="float">
            <text:p>62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15" calcext:value-type="float">
            <text:p>621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18" calcext:value-type="float">
            <text:p>621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21" calcext:value-type="float">
            <text:p>62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22" calcext:value-type="float">
            <text:p>62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25" calcext:value-type="float">
            <text:p>62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26" calcext:value-type="float">
            <text:p>622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27" calcext:value-type="float">
            <text:p>62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28" calcext:value-type="float">
            <text:p>62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31" calcext:value-type="float">
            <text:p>623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32" calcext:value-type="float">
            <text:p>623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33" calcext:value-type="float">
            <text:p>623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36" calcext:value-type="float">
            <text:p>623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37" calcext:value-type="float">
            <text:p>623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38" calcext:value-type="float">
            <text:p>623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41" calcext:value-type="float">
            <text:p>624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42" calcext:value-type="float">
            <text:p>624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44" calcext:value-type="float">
            <text:p>624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47" calcext:value-type="float">
            <text:p>624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48" calcext:value-type="float">
            <text:p>624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51" calcext:value-type="float">
            <text:p>625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55" calcext:value-type="float">
            <text:p>625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56" calcext:value-type="float">
            <text:p>625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57" calcext:value-type="float">
            <text:p>625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61" calcext:value-type="float">
            <text:p>62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62" calcext:value-type="float">
            <text:p>626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81" calcext:value-type="float">
            <text:p>628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82" calcext:value-type="float">
            <text:p>628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83" calcext:value-type="float">
            <text:p>628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88" calcext:value-type="float">
            <text:p>628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11" calcext:value-type="float">
            <text:p>6311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12" calcext:value-type="float">
            <text:p>6312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13" calcext:value-type="float">
            <text:p>6313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14" calcext:value-type="float">
            <text:p>6314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18" calcext:value-type="float">
            <text:p>6318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31" calcext:value-type="float">
            <text:p>6331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32" calcext:value-type="float">
            <text:p>6332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33" calcext:value-type="float">
            <text:p>6333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34" calcext:value-type="float">
            <text:p>6334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35" calcext:value-type="float">
            <text:p>6335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36" calcext:value-type="float">
            <text:p>6336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38" calcext:value-type="float">
            <text:p>6338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52" calcext:value-type="float">
            <text:p>6352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53" calcext:value-type="float">
            <text:p>6353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54" calcext:value-type="float">
            <text:p>6354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58" calcext:value-type="float">
            <text:p>6358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11" calcext:value-type="float">
            <text:p>6411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12" calcext:value-type="float">
            <text:p>6412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13" calcext:value-type="float">
            <text:p>6413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14" calcext:value-type="float">
            <text:p>6414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15" calcext:value-type="float">
            <text:p>6415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51" calcext:value-type="float">
            <text:p>6451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52" calcext:value-type="float">
            <text:p>6452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53" calcext:value-type="float">
            <text:p>6453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54" calcext:value-type="float">
            <text:p>6454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58" calcext:value-type="float">
            <text:p>6458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71" calcext:value-type="float">
            <text:p>6471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72" calcext:value-type="float">
            <text:p>6472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74" calcext:value-type="float">
            <text:p>6474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75" calcext:value-type="float">
            <text:p>6475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478" calcext:value-type="float">
            <text:p>6478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512" calcext:value-type="float">
            <text:p>651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518" calcext:value-type="float">
            <text:p>651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531" calcext:value-type="float">
            <text:p>6531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532" calcext:value-type="float">
            <text:p>653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533" calcext:value-type="float">
            <text:p>6533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534" calcext:value-type="float">
            <text:p>6534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535" calcext:value-type="float">
            <text:p>6535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536" calcext:value-type="float">
            <text:p>6536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541" calcext:value-type="float">
            <text:p>6541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542" calcext:value-type="float">
            <text:p>654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583" calcext:value-type="float">
            <text:p>6583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588" calcext:value-type="float">
            <text:p>658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711" calcext:value-type="float">
            <text:p>6711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712" calcext:value-type="float">
            <text:p>6712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713" calcext:value-type="float">
            <text:p>6713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717" calcext:value-type="float">
            <text:p>6717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718" calcext:value-type="float">
            <text:p>6718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742" calcext:value-type="float">
            <text:p>6742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743" calcext:value-type="float">
            <text:p>6743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7091" calcext:value-type="float">
            <text:p>7091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7093" calcext:value-type="float">
            <text:p>7093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7094" calcext:value-type="float">
            <text:p>7094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7095" calcext:value-type="float">
            <text:p>7095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7096" calcext:value-type="float">
            <text:p>7096</text:p>
          </table:table-cell>
          <table:table-cell table:style-name="ce2" office:value-type="string" calcext:value-type="string">
            <text:p>R103</text:p>
          </table:table-cell>
          <table:table-cell table:style-name="ce3" office:value-type="string" calcext:value-type="string">
            <text:p>Prestations de 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7097" calcext:value-type="float">
            <text:p>7097</text:p>
          </table:table-cell>
          <table:table-cell table:style-name="ce2" office:value-type="string" calcext:value-type="string">
            <text:p>R101</text:p>
          </table:table-cell>
          <table:table-cell table:style-name="ce3" office:value-type="string" calcext:value-type="string">
            <text:p>Ventes de marchandi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7098" calcext:value-type="float">
            <text:p>7098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7391" calcext:value-type="float">
            <text:p>7391</text:p>
          </table:table-cell>
          <table:table-cell table:style-name="ce2" office:value-type="string" calcext:value-type="string">
            <text:p>R107</text:p>
          </table:table-cell>
          <table:table-cell table:style-name="ce3" office:value-type="string" calcext:value-type="string">
            <text:p>Produits issus de la fiscalit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7392" calcext:value-type="float">
            <text:p>7392</text:p>
          </table:table-cell>
          <table:table-cell table:style-name="ce2" office:value-type="string" calcext:value-type="string">
            <text:p>R107</text:p>
          </table:table-cell>
          <table:table-cell table:style-name="ce3" office:value-type="string" calcext:value-type="string">
            <text:p>Produits issus de la fiscalit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7398" calcext:value-type="float">
            <text:p>7398</text:p>
          </table:table-cell>
          <table:table-cell table:style-name="ce2" office:value-type="string" calcext:value-type="string">
            <text:p>R107</text:p>
          </table:table-cell>
          <table:table-cell table:style-name="ce3" office:value-type="string" calcext:value-type="string">
            <text:p>Produits issus de la fiscalit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11" calcext:value-type="float">
            <text:p>217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15" calcext:value-type="float">
            <text:p>217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18" calcext:value-type="float">
            <text:p>217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21" calcext:value-type="float">
            <text:p>217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25" calcext:value-type="float">
            <text:p>2172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28" calcext:value-type="float">
            <text:p>217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31" calcext:value-type="float">
            <text:p>2173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35" calcext:value-type="float">
            <text:p>2173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38" calcext:value-type="float">
            <text:p>217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41" calcext:value-type="float">
            <text:p>2174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45" calcext:value-type="float">
            <text:p>2174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48" calcext:value-type="float">
            <text:p>217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51" calcext:value-type="float">
            <text:p>217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53" calcext:value-type="float">
            <text:p>2175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54" calcext:value-type="float">
            <text:p>2175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55" calcext:value-type="float">
            <text:p>2175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57" calcext:value-type="float">
            <text:p>2175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58" calcext:value-type="float">
            <text:p>217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82" calcext:value-type="float">
            <text:p>2178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83" calcext:value-type="float">
            <text:p>21783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84" calcext:value-type="float">
            <text:p>21784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85" calcext:value-type="float">
            <text:p>217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86" calcext:value-type="float">
            <text:p>217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1788" calcext:value-type="float">
            <text:p>217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7682" calcext:value-type="float">
            <text:p>2768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7684" calcext:value-type="float">
            <text:p>2768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rê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7685" calcext:value-type="float">
            <text:p>27685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27688" calcext:value-type="float">
            <text:p>27688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221" calcext:value-type="float">
            <text:p>602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222" calcext:value-type="float">
            <text:p>602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223" calcext:value-type="float">
            <text:p>6022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224" calcext:value-type="float">
            <text:p>6022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225" calcext:value-type="float">
            <text:p>602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0228" calcext:value-type="float">
            <text:p>602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521" calcext:value-type="float">
            <text:p>615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523" calcext:value-type="float">
            <text:p>6152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528" calcext:value-type="float">
            <text:p>615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551" calcext:value-type="float">
            <text:p>6155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1558" calcext:value-type="float">
            <text:p>6155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871" calcext:value-type="float">
            <text:p>6287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876" calcext:value-type="float">
            <text:p>6287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2878" calcext:value-type="float">
            <text:p>6287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512" calcext:value-type="float">
            <text:p>6351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513" calcext:value-type="float">
            <text:p>6351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514" calcext:value-type="float">
            <text:p>6351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75492" calcext:value-type="float">
            <text:p>75492</text:p>
          </table:table-cell>
          <table:table-cell table:style-name="ce2" office:value-type="string" calcext:value-type="string">
            <text:p>R112</text:p>
          </table:table-cell>
          <table:table-cell table:style-name="ce3" office:value-type="string" calcext:value-type="string">
            <text:p>Autres produi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5111" calcext:value-type="float">
            <text:p>635111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</text:p>
          </table:table-cell>
          <table:table-cell table:style-name="ce5" office:value-type="float" office:value="635112" calcext:value-type="float">
            <text:p>635112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6" calcext:value-type="float">
            <text:p>216</text:p>
          </table:table-cell>
          <table:table-cell table:style-name="ce2" office:value-type="string" calcext:value-type="string">
            <text:p>A151</text:p>
          </table:table-cell>
          <table:table-cell table:style-name="ce3" office:value-type="string" calcext:value-type="string">
            <text:p>Oeuvres d'ar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32" calcext:value-type="float">
            <text:p>232</text:p>
          </table:table-cell>
          <table:table-cell table:style-name="ce2" office:value-type="string" calcext:value-type="string">
            <text:p>A115</text:p>
          </table:table-cell>
          <table:table-cell table:style-name="ce3" office:value-type="string" calcext:value-type="string">
            <text:p>Immobilisations in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35" calcext:value-type="float">
            <text:p>235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37" calcext:value-type="float">
            <text:p>237</text:p>
          </table:table-cell>
          <table:table-cell table:style-name="ce2" office:value-type="string" calcext:value-type="string">
            <text:p>A115</text:p>
          </table:table-cell>
          <table:table-cell table:style-name="ce3" office:value-type="string" calcext:value-type="string">
            <text:p>Immobilisations in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38" calcext:value-type="float">
            <text:p>238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41" calcext:value-type="float">
            <text:p>241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43" calcext:value-type="float">
            <text:p>243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48" calcext:value-type="float">
            <text:p>248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articipations et créances rattachées à d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66" calcext:value-type="float">
            <text:p>266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articipations et créances rattachées à d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71" calcext:value-type="float">
            <text:p>27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72" calcext:value-type="float">
            <text:p>27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74" calcext:value-type="float">
            <text:p>27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rê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75" calcext:value-type="float">
            <text:p>275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01" calcext:value-type="float">
            <text:p>60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04" calcext:value-type="float">
            <text:p>60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07" calcext:value-type="float">
            <text:p>60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de marchandi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1" calcext:value-type="float">
            <text:p>6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4" calcext:value-type="float">
            <text:p>61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7" calcext:value-type="float">
            <text:p>61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8" calcext:value-type="float">
            <text:p>61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7" calcext:value-type="float">
            <text:p>6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7" calcext:value-type="float">
            <text:p>637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8" calcext:value-type="float">
            <text:p>648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56" calcext:value-type="float">
            <text:p>656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72" calcext:value-type="float">
            <text:p>672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73" calcext:value-type="float">
            <text:p>673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78" calcext:value-type="float">
            <text:p>678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031" calcext:value-type="float">
            <text:p>2031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rais d'études, de R et 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032" calcext:value-type="float">
            <text:p>2032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rais d'études, de R et 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033" calcext:value-type="float">
            <text:p>2033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rais d'études, de R et 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051" calcext:value-type="float">
            <text:p>2051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Concessions, brevets,licences,marques,droits et valeurs similai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053" calcext:value-type="float">
            <text:p>2053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Concessions, brevets,licences,marques,droits et valeurs similai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087" calcext:value-type="float">
            <text:p>2087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088" calcext:value-type="float">
            <text:p>2088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11" calcext:value-type="float">
            <text:p>21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15" calcext:value-type="float">
            <text:p>21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18" calcext:value-type="float">
            <text:p>21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21" calcext:value-type="float">
            <text:p>21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25" calcext:value-type="float">
            <text:p>212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28" calcext:value-type="float">
            <text:p>21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31" calcext:value-type="float">
            <text:p>213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35" calcext:value-type="float">
            <text:p>213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37" calcext:value-type="float">
            <text:p>2137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38" calcext:value-type="float">
            <text:p>21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41" calcext:value-type="float">
            <text:p>214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43" calcext:value-type="float">
            <text:p>2143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45" calcext:value-type="float">
            <text:p>214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47" calcext:value-type="float">
            <text:p>2147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48" calcext:value-type="float">
            <text:p>21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1" calcext:value-type="float">
            <text:p>21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8" calcext:value-type="float">
            <text:p>21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81" calcext:value-type="float">
            <text:p>218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82" calcext:value-type="float">
            <text:p>218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83" calcext:value-type="float">
            <text:p>2183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84" calcext:value-type="float">
            <text:p>2184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85" calcext:value-type="float">
            <text:p>21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86" calcext:value-type="float">
            <text:p>21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88" calcext:value-type="float">
            <text:p>21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11" calcext:value-type="float">
            <text:p>22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15" calcext:value-type="float">
            <text:p>22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18" calcext:value-type="float">
            <text:p>22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21" calcext:value-type="float">
            <text:p>22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25" calcext:value-type="float">
            <text:p>222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28" calcext:value-type="float">
            <text:p>22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31" calcext:value-type="float">
            <text:p>223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35" calcext:value-type="float">
            <text:p>223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37" calcext:value-type="float">
            <text:p>2237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38" calcext:value-type="float">
            <text:p>22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41" calcext:value-type="float">
            <text:p>224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45" calcext:value-type="float">
            <text:p>224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47" calcext:value-type="float">
            <text:p>2247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48" calcext:value-type="float">
            <text:p>22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1" calcext:value-type="float">
            <text:p>22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8" calcext:value-type="float">
            <text:p>22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82" calcext:value-type="float">
            <text:p>228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83" calcext:value-type="float">
            <text:p>2283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84" calcext:value-type="float">
            <text:p>2284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85" calcext:value-type="float">
            <text:p>22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86" calcext:value-type="float">
            <text:p>22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88" calcext:value-type="float">
            <text:p>22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312" calcext:value-type="float">
            <text:p>2312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313" calcext:value-type="float">
            <text:p>2313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314" calcext:value-type="float">
            <text:p>2314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315" calcext:value-type="float">
            <text:p>2315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316" calcext:value-type="float">
            <text:p>2316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317" calcext:value-type="float">
            <text:p>2317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318" calcext:value-type="float">
            <text:p>2318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731" calcext:value-type="float">
            <text:p>273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762" calcext:value-type="float">
            <text:p>276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763" calcext:value-type="float">
            <text:p>2763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764" calcext:value-type="float">
            <text:p>276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766" calcext:value-type="float">
            <text:p>2766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4581" calcext:value-type="float">
            <text:p>4581</text:p>
          </table:table-cell>
          <table:table-cell table:style-name="ce2" office:value-type="string" calcext:value-type="string">
            <text:p>A225</text:p>
          </table:table-cell>
          <table:table-cell table:style-name="ce3" office:value-type="string" calcext:value-type="string">
            <text:p>Opérations pour le compte de tiers (créanc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021" calcext:value-type="float">
            <text:p>60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025" calcext:value-type="float">
            <text:p>60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051" calcext:value-type="float">
            <text:p>605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052" calcext:value-type="float">
            <text:p>605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061" calcext:value-type="float">
            <text:p>60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063" calcext:value-type="float">
            <text:p>606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064" calcext:value-type="float">
            <text:p>606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066" calcext:value-type="float">
            <text:p>606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068" calcext:value-type="float">
            <text:p>60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22" calcext:value-type="float">
            <text:p>61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25" calcext:value-type="float">
            <text:p>61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32" calcext:value-type="float">
            <text:p>613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35" calcext:value-type="float">
            <text:p>613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36" calcext:value-type="float">
            <text:p>613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37" calcext:value-type="float">
            <text:p>613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56" calcext:value-type="float">
            <text:p>615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61" calcext:value-type="float">
            <text:p>61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62" calcext:value-type="float">
            <text:p>616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68" calcext:value-type="float">
            <text:p>61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11" calcext:value-type="float">
            <text:p>62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15" calcext:value-type="float">
            <text:p>621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18" calcext:value-type="float">
            <text:p>621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21" calcext:value-type="float">
            <text:p>62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22" calcext:value-type="float">
            <text:p>62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25" calcext:value-type="float">
            <text:p>62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26" calcext:value-type="float">
            <text:p>622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27" calcext:value-type="float">
            <text:p>62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28" calcext:value-type="float">
            <text:p>62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31" calcext:value-type="float">
            <text:p>623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32" calcext:value-type="float">
            <text:p>623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33" calcext:value-type="float">
            <text:p>623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35" calcext:value-type="float">
            <text:p>623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36" calcext:value-type="float">
            <text:p>623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37" calcext:value-type="float">
            <text:p>623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38" calcext:value-type="float">
            <text:p>623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41" calcext:value-type="float">
            <text:p>624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42" calcext:value-type="float">
            <text:p>624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44" calcext:value-type="float">
            <text:p>624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47" calcext:value-type="float">
            <text:p>624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48" calcext:value-type="float">
            <text:p>624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51" calcext:value-type="float">
            <text:p>625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55" calcext:value-type="float">
            <text:p>625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56" calcext:value-type="float">
            <text:p>625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57" calcext:value-type="float">
            <text:p>625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61" calcext:value-type="float">
            <text:p>62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62" calcext:value-type="float">
            <text:p>626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81" calcext:value-type="float">
            <text:p>628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82" calcext:value-type="float">
            <text:p>628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83" calcext:value-type="float">
            <text:p>628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88" calcext:value-type="float">
            <text:p>628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11" calcext:value-type="float">
            <text:p>6311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12" calcext:value-type="float">
            <text:p>6312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13" calcext:value-type="float">
            <text:p>6313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14" calcext:value-type="float">
            <text:p>6314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18" calcext:value-type="float">
            <text:p>6318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31" calcext:value-type="float">
            <text:p>6331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32" calcext:value-type="float">
            <text:p>6332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33" calcext:value-type="float">
            <text:p>6333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34" calcext:value-type="float">
            <text:p>6334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35" calcext:value-type="float">
            <text:p>6335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36" calcext:value-type="float">
            <text:p>6336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38" calcext:value-type="float">
            <text:p>6338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52" calcext:value-type="float">
            <text:p>6352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53" calcext:value-type="float">
            <text:p>6353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54" calcext:value-type="float">
            <text:p>6354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58" calcext:value-type="float">
            <text:p>6358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13" calcext:value-type="float">
            <text:p>6413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15" calcext:value-type="float">
            <text:p>6415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53" calcext:value-type="float">
            <text:p>6453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54" calcext:value-type="float">
            <text:p>6454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55" calcext:value-type="float">
            <text:p>6455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58" calcext:value-type="float">
            <text:p>6458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71" calcext:value-type="float">
            <text:p>6471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72" calcext:value-type="float">
            <text:p>6472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74" calcext:value-type="float">
            <text:p>6474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75" calcext:value-type="float">
            <text:p>6475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78" calcext:value-type="float">
            <text:p>6478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512" calcext:value-type="float">
            <text:p>651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518" calcext:value-type="float">
            <text:p>651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531" calcext:value-type="float">
            <text:p>6531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532" calcext:value-type="float">
            <text:p>653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533" calcext:value-type="float">
            <text:p>6533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534" calcext:value-type="float">
            <text:p>6534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535" calcext:value-type="float">
            <text:p>6535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536" calcext:value-type="float">
            <text:p>6536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541" calcext:value-type="float">
            <text:p>6541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542" calcext:value-type="float">
            <text:p>654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583" calcext:value-type="float">
            <text:p>6583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588" calcext:value-type="float">
            <text:p>658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711" calcext:value-type="float">
            <text:p>6711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712" calcext:value-type="float">
            <text:p>6712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713" calcext:value-type="float">
            <text:p>6713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717" calcext:value-type="float">
            <text:p>6717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718" calcext:value-type="float">
            <text:p>6718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742" calcext:value-type="float">
            <text:p>6742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743" calcext:value-type="float">
            <text:p>6743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7091" calcext:value-type="float">
            <text:p>7091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7093" calcext:value-type="float">
            <text:p>7093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7094" calcext:value-type="float">
            <text:p>7094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7096" calcext:value-type="float">
            <text:p>7096</text:p>
          </table:table-cell>
          <table:table-cell table:style-name="ce2" office:value-type="string" calcext:value-type="string">
            <text:p>R103</text:p>
          </table:table-cell>
          <table:table-cell table:style-name="ce3" office:value-type="string" calcext:value-type="string">
            <text:p>Prestations de 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7097" calcext:value-type="float">
            <text:p>7097</text:p>
          </table:table-cell>
          <table:table-cell table:style-name="ce2" office:value-type="string" calcext:value-type="string">
            <text:p>R101</text:p>
          </table:table-cell>
          <table:table-cell table:style-name="ce3" office:value-type="string" calcext:value-type="string">
            <text:p>Ventes de marchandi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7098" calcext:value-type="float">
            <text:p>7098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3" calcext:value-type="float">
            <text:p>2153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4" calcext:value-type="float">
            <text:p>2153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5" calcext:value-type="float">
            <text:p>2153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8" calcext:value-type="float">
            <text:p>2153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42" calcext:value-type="float">
            <text:p>2154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43" calcext:value-type="float">
            <text:p>2154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44" calcext:value-type="float">
            <text:p>2154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45" calcext:value-type="float">
            <text:p>2154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48" calcext:value-type="float">
            <text:p>2154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51" calcext:value-type="float">
            <text:p>215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52" calcext:value-type="float">
            <text:p>2155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53" calcext:value-type="float">
            <text:p>2155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54" calcext:value-type="float">
            <text:p>2155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55" calcext:value-type="float">
            <text:p>2155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58" calcext:value-type="float">
            <text:p>215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61" calcext:value-type="float">
            <text:p>2156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62" calcext:value-type="float">
            <text:p>2156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68" calcext:value-type="float">
            <text:p>2156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72" calcext:value-type="float">
            <text:p>2157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73" calcext:value-type="float">
            <text:p>2157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74" calcext:value-type="float">
            <text:p>2157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75" calcext:value-type="float">
            <text:p>2157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78" calcext:value-type="float">
            <text:p>2157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11" calcext:value-type="float">
            <text:p>217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15" calcext:value-type="float">
            <text:p>217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18" calcext:value-type="float">
            <text:p>217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21" calcext:value-type="float">
            <text:p>217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25" calcext:value-type="float">
            <text:p>2172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28" calcext:value-type="float">
            <text:p>217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31" calcext:value-type="float">
            <text:p>2173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35" calcext:value-type="float">
            <text:p>2173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37" calcext:value-type="float">
            <text:p>21737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38" calcext:value-type="float">
            <text:p>217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41" calcext:value-type="float">
            <text:p>2174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45" calcext:value-type="float">
            <text:p>2174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47" calcext:value-type="float">
            <text:p>21747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48" calcext:value-type="float">
            <text:p>217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1" calcext:value-type="float">
            <text:p>217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8" calcext:value-type="float">
            <text:p>217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82" calcext:value-type="float">
            <text:p>2178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83" calcext:value-type="float">
            <text:p>21783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84" calcext:value-type="float">
            <text:p>21784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85" calcext:value-type="float">
            <text:p>217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86" calcext:value-type="float">
            <text:p>217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88" calcext:value-type="float">
            <text:p>217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3" calcext:value-type="float">
            <text:p>2253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4" calcext:value-type="float">
            <text:p>2253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5" calcext:value-type="float">
            <text:p>2253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8" calcext:value-type="float">
            <text:p>2253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42" calcext:value-type="float">
            <text:p>2254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43" calcext:value-type="float">
            <text:p>2254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44" calcext:value-type="float">
            <text:p>2254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45" calcext:value-type="float">
            <text:p>2254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48" calcext:value-type="float">
            <text:p>2254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51" calcext:value-type="float">
            <text:p>225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52" calcext:value-type="float">
            <text:p>2255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53" calcext:value-type="float">
            <text:p>2255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54" calcext:value-type="float">
            <text:p>2255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55" calcext:value-type="float">
            <text:p>2255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58" calcext:value-type="float">
            <text:p>225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61" calcext:value-type="float">
            <text:p>2256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62" calcext:value-type="float">
            <text:p>2256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68" calcext:value-type="float">
            <text:p>2256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72" calcext:value-type="float">
            <text:p>2257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73" calcext:value-type="float">
            <text:p>2257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74" calcext:value-type="float">
            <text:p>2257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75" calcext:value-type="float">
            <text:p>2257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78" calcext:value-type="float">
            <text:p>2257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7682" calcext:value-type="float">
            <text:p>2768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7684" calcext:value-type="float">
            <text:p>2768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rê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7685" calcext:value-type="float">
            <text:p>27685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7688" calcext:value-type="float">
            <text:p>27688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521" calcext:value-type="float">
            <text:p>615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523" calcext:value-type="float">
            <text:p>6152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528" calcext:value-type="float">
            <text:p>615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551" calcext:value-type="float">
            <text:p>6155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1558" calcext:value-type="float">
            <text:p>6155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871" calcext:value-type="float">
            <text:p>6287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876" calcext:value-type="float">
            <text:p>6287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2878" calcext:value-type="float">
            <text:p>6287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451" calcext:value-type="float">
            <text:p>6345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452" calcext:value-type="float">
            <text:p>6345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471" calcext:value-type="float">
            <text:p>6347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472" calcext:value-type="float">
            <text:p>6347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512" calcext:value-type="float">
            <text:p>6351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513" calcext:value-type="float">
            <text:p>6351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514" calcext:value-type="float">
            <text:p>6351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111" calcext:value-type="float">
            <text:p>64111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112" calcext:value-type="float">
            <text:p>64112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121" calcext:value-type="float">
            <text:p>64121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122" calcext:value-type="float">
            <text:p>64122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141" calcext:value-type="float">
            <text:p>64141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142" calcext:value-type="float">
            <text:p>64142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511" calcext:value-type="float">
            <text:p>64511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512" calcext:value-type="float">
            <text:p>64512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521" calcext:value-type="float">
            <text:p>64521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4522" calcext:value-type="float">
            <text:p>64522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11" calcext:value-type="float">
            <text:p>21531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12" calcext:value-type="float">
            <text:p>21531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13" calcext:value-type="float">
            <text:p>21531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14" calcext:value-type="float">
            <text:p>21531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15" calcext:value-type="float">
            <text:p>21531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16" calcext:value-type="float">
            <text:p>215316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17" calcext:value-type="float">
            <text:p>21531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18" calcext:value-type="float">
            <text:p>21531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21" calcext:value-type="float">
            <text:p>21532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22" calcext:value-type="float">
            <text:p>21532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23" calcext:value-type="float">
            <text:p>21532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24" calcext:value-type="float">
            <text:p>21532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25" calcext:value-type="float">
            <text:p>21532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26" calcext:value-type="float">
            <text:p>215326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27" calcext:value-type="float">
            <text:p>21532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328" calcext:value-type="float">
            <text:p>21532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411" calcext:value-type="float">
            <text:p>21541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412" calcext:value-type="float">
            <text:p>21541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413" calcext:value-type="float">
            <text:p>21541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418" calcext:value-type="float">
            <text:p>21541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711" calcext:value-type="float">
            <text:p>21571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712" calcext:value-type="float">
            <text:p>21571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713" calcext:value-type="float">
            <text:p>21571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5718" calcext:value-type="float">
            <text:p>21571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3" calcext:value-type="float">
            <text:p>21753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4" calcext:value-type="float">
            <text:p>21753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5" calcext:value-type="float">
            <text:p>21753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8" calcext:value-type="float">
            <text:p>21753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42" calcext:value-type="float">
            <text:p>21754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43" calcext:value-type="float">
            <text:p>21754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44" calcext:value-type="float">
            <text:p>21754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45" calcext:value-type="float">
            <text:p>21754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48" calcext:value-type="float">
            <text:p>21754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51" calcext:value-type="float">
            <text:p>2175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52" calcext:value-type="float">
            <text:p>21755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53" calcext:value-type="float">
            <text:p>21755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54" calcext:value-type="float">
            <text:p>21755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55" calcext:value-type="float">
            <text:p>21755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58" calcext:value-type="float">
            <text:p>2175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61" calcext:value-type="float">
            <text:p>21756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62" calcext:value-type="float">
            <text:p>21756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68" calcext:value-type="float">
            <text:p>21756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72" calcext:value-type="float">
            <text:p>21757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73" calcext:value-type="float">
            <text:p>21757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74" calcext:value-type="float">
            <text:p>21757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75" calcext:value-type="float">
            <text:p>21757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78" calcext:value-type="float">
            <text:p>21757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11" calcext:value-type="float">
            <text:p>22531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12" calcext:value-type="float">
            <text:p>22531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13" calcext:value-type="float">
            <text:p>22531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14" calcext:value-type="float">
            <text:p>22531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15" calcext:value-type="float">
            <text:p>22531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16" calcext:value-type="float">
            <text:p>225316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17" calcext:value-type="float">
            <text:p>22531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18" calcext:value-type="float">
            <text:p>22531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21" calcext:value-type="float">
            <text:p>22532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22" calcext:value-type="float">
            <text:p>22532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23" calcext:value-type="float">
            <text:p>22532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24" calcext:value-type="float">
            <text:p>22532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25" calcext:value-type="float">
            <text:p>22532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26" calcext:value-type="float">
            <text:p>225326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27" calcext:value-type="float">
            <text:p>22532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328" calcext:value-type="float">
            <text:p>22532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411" calcext:value-type="float">
            <text:p>22541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412" calcext:value-type="float">
            <text:p>22541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413" calcext:value-type="float">
            <text:p>22541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418" calcext:value-type="float">
            <text:p>22541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711" calcext:value-type="float">
            <text:p>22571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712" calcext:value-type="float">
            <text:p>22571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25713" calcext:value-type="float">
            <text:p>22571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5111" calcext:value-type="float">
            <text:p>635111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635112" calcext:value-type="float">
            <text:p>635112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11" calcext:value-type="float">
            <text:p>217531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12" calcext:value-type="float">
            <text:p>217531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13" calcext:value-type="float">
            <text:p>217531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14" calcext:value-type="float">
            <text:p>217531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15" calcext:value-type="float">
            <text:p>217531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16" calcext:value-type="float">
            <text:p>2175316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17" calcext:value-type="float">
            <text:p>217531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18" calcext:value-type="float">
            <text:p>217531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21" calcext:value-type="float">
            <text:p>217532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22" calcext:value-type="float">
            <text:p>217532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23" calcext:value-type="float">
            <text:p>217532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24" calcext:value-type="float">
            <text:p>217532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25" calcext:value-type="float">
            <text:p>217532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26" calcext:value-type="float">
            <text:p>2175326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27" calcext:value-type="float">
            <text:p>217532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328" calcext:value-type="float">
            <text:p>217532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411" calcext:value-type="float">
            <text:p>217541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412" calcext:value-type="float">
            <text:p>217541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413" calcext:value-type="float">
            <text:p>217541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418" calcext:value-type="float">
            <text:p>217541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711" calcext:value-type="float">
            <text:p>217571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712" calcext:value-type="float">
            <text:p>217571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713" calcext:value-type="float">
            <text:p>217571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1</text:p>
          </table:table-cell>
          <table:table-cell table:style-name="ce5" office:value-type="float" office:value="2175714" calcext:value-type="float">
            <text:p>217571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06" calcext:value-type="float">
            <text:p>206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onds commercial, droit au bai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07" calcext:value-type="float">
            <text:p>207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onds commercial, droit au bai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6" calcext:value-type="float">
            <text:p>216</text:p>
          </table:table-cell>
          <table:table-cell table:style-name="ce2" office:value-type="string" calcext:value-type="string">
            <text:p>A152</text:p>
          </table:table-cell>
          <table:table-cell table:style-name="ce3" office:value-type="string" calcext:value-type="string">
            <text:p>Oeuvres d'ar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32" calcext:value-type="float">
            <text:p>232</text:p>
          </table:table-cell>
          <table:table-cell table:style-name="ce2" office:value-type="string" calcext:value-type="string">
            <text:p>A115</text:p>
          </table:table-cell>
          <table:table-cell table:style-name="ce3" office:value-type="string" calcext:value-type="string">
            <text:p>Immobilisations in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35" calcext:value-type="float">
            <text:p>235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37" calcext:value-type="float">
            <text:p>237</text:p>
          </table:table-cell>
          <table:table-cell table:style-name="ce2" office:value-type="string" calcext:value-type="string">
            <text:p>A115</text:p>
          </table:table-cell>
          <table:table-cell table:style-name="ce3" office:value-type="string" calcext:value-type="string">
            <text:p>Immobilisations in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38" calcext:value-type="float">
            <text:p>238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41" calcext:value-type="float">
            <text:p>241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43" calcext:value-type="float">
            <text:p>243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48" calcext:value-type="float">
            <text:p>248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articipations et créances rattachées à d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66" calcext:value-type="float">
            <text:p>266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articipations et créances rattachées à d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71" calcext:value-type="float">
            <text:p>27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72" calcext:value-type="float">
            <text:p>27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74" calcext:value-type="float">
            <text:p>27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rê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75" calcext:value-type="float">
            <text:p>275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1" calcext:value-type="float">
            <text:p>60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4" calcext:value-type="float">
            <text:p>60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5" calcext:value-type="float">
            <text:p>60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7" calcext:value-type="float">
            <text:p>60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de marchandi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8" calcext:value-type="float">
            <text:p>60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1" calcext:value-type="float">
            <text:p>6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4" calcext:value-type="float">
            <text:p>61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7" calcext:value-type="float">
            <text:p>61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8" calcext:value-type="float">
            <text:p>61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7" calcext:value-type="float">
            <text:p>6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7" calcext:value-type="float">
            <text:p>637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8" calcext:value-type="float">
            <text:p>648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72" calcext:value-type="float">
            <text:p>672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73" calcext:value-type="float">
            <text:p>673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78" calcext:value-type="float">
            <text:p>678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739" calcext:value-type="float">
            <text:p>739</text:p>
          </table:table-cell>
          <table:table-cell table:style-name="ce2" office:value-type="string" calcext:value-type="string">
            <text:p>R107</text:p>
          </table:table-cell>
          <table:table-cell table:style-name="ce3" office:value-type="string" calcext:value-type="string">
            <text:p>Produits issus de la fiscalit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031" calcext:value-type="float">
            <text:p>2031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rais d'études, de R et 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032" calcext:value-type="float">
            <text:p>2032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rais d'études, de R et 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033" calcext:value-type="float">
            <text:p>2033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rais d'études, de R et 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051" calcext:value-type="float">
            <text:p>2051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Concessions, brevets,licences,marques,droits et valeurs similai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053" calcext:value-type="float">
            <text:p>2053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Concessions, brevets,licences,marques,droits et valeurs similai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087" calcext:value-type="float">
            <text:p>2087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088" calcext:value-type="float">
            <text:p>2088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11" calcext:value-type="float">
            <text:p>21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15" calcext:value-type="float">
            <text:p>21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18" calcext:value-type="float">
            <text:p>21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21" calcext:value-type="float">
            <text:p>21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25" calcext:value-type="float">
            <text:p>212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28" calcext:value-type="float">
            <text:p>21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31" calcext:value-type="float">
            <text:p>213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35" calcext:value-type="float">
            <text:p>213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38" calcext:value-type="float">
            <text:p>21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41" calcext:value-type="float">
            <text:p>214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43" calcext:value-type="float">
            <text:p>2143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45" calcext:value-type="float">
            <text:p>214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48" calcext:value-type="float">
            <text:p>21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51" calcext:value-type="float">
            <text:p>21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53" calcext:value-type="float">
            <text:p>215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54" calcext:value-type="float">
            <text:p>215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55" calcext:value-type="float">
            <text:p>215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56" calcext:value-type="float">
            <text:p>2156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57" calcext:value-type="float">
            <text:p>215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58" calcext:value-type="float">
            <text:p>21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81" calcext:value-type="float">
            <text:p>218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82" calcext:value-type="float">
            <text:p>218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83" calcext:value-type="float">
            <text:p>2183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84" calcext:value-type="float">
            <text:p>2184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85" calcext:value-type="float">
            <text:p>21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86" calcext:value-type="float">
            <text:p>21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88" calcext:value-type="float">
            <text:p>21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11" calcext:value-type="float">
            <text:p>22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15" calcext:value-type="float">
            <text:p>22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18" calcext:value-type="float">
            <text:p>22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21" calcext:value-type="float">
            <text:p>22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25" calcext:value-type="float">
            <text:p>222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28" calcext:value-type="float">
            <text:p>22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31" calcext:value-type="float">
            <text:p>223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35" calcext:value-type="float">
            <text:p>223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38" calcext:value-type="float">
            <text:p>22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41" calcext:value-type="float">
            <text:p>224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45" calcext:value-type="float">
            <text:p>224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48" calcext:value-type="float">
            <text:p>22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51" calcext:value-type="float">
            <text:p>22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53" calcext:value-type="float">
            <text:p>225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54" calcext:value-type="float">
            <text:p>225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55" calcext:value-type="float">
            <text:p>225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56" calcext:value-type="float">
            <text:p>2256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57" calcext:value-type="float">
            <text:p>225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58" calcext:value-type="float">
            <text:p>22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82" calcext:value-type="float">
            <text:p>228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83" calcext:value-type="float">
            <text:p>2283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84" calcext:value-type="float">
            <text:p>2284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85" calcext:value-type="float">
            <text:p>22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86" calcext:value-type="float">
            <text:p>22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288" calcext:value-type="float">
            <text:p>22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312" calcext:value-type="float">
            <text:p>2312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313" calcext:value-type="float">
            <text:p>2313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314" calcext:value-type="float">
            <text:p>2314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315" calcext:value-type="float">
            <text:p>2315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316" calcext:value-type="float">
            <text:p>2316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317" calcext:value-type="float">
            <text:p>2317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318" calcext:value-type="float">
            <text:p>2318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731" calcext:value-type="float">
            <text:p>273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762" calcext:value-type="float">
            <text:p>276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763" calcext:value-type="float">
            <text:p>2763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764" calcext:value-type="float">
            <text:p>276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766" calcext:value-type="float">
            <text:p>2766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4581" calcext:value-type="float">
            <text:p>4581</text:p>
          </table:table-cell>
          <table:table-cell table:style-name="ce2" office:value-type="string" calcext:value-type="string">
            <text:p>A225</text:p>
          </table:table-cell>
          <table:table-cell table:style-name="ce3" office:value-type="string" calcext:value-type="string">
            <text:p>Opérations pour le compte de tiers (créanc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26" calcext:value-type="float">
            <text:p>602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61" calcext:value-type="float">
            <text:p>60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63" calcext:value-type="float">
            <text:p>606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64" calcext:value-type="float">
            <text:p>606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66" calcext:value-type="float">
            <text:p>606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68" calcext:value-type="float">
            <text:p>60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22" calcext:value-type="float">
            <text:p>61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25" calcext:value-type="float">
            <text:p>61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32" calcext:value-type="float">
            <text:p>613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35" calcext:value-type="float">
            <text:p>613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36" calcext:value-type="float">
            <text:p>613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37" calcext:value-type="float">
            <text:p>613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56" calcext:value-type="float">
            <text:p>615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61" calcext:value-type="float">
            <text:p>61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62" calcext:value-type="float">
            <text:p>616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68" calcext:value-type="float">
            <text:p>61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11" calcext:value-type="float">
            <text:p>62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15" calcext:value-type="float">
            <text:p>621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18" calcext:value-type="float">
            <text:p>621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21" calcext:value-type="float">
            <text:p>62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22" calcext:value-type="float">
            <text:p>62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23" calcext:value-type="float">
            <text:p>622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24" calcext:value-type="float">
            <text:p>622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25" calcext:value-type="float">
            <text:p>62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26" calcext:value-type="float">
            <text:p>622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27" calcext:value-type="float">
            <text:p>62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28" calcext:value-type="float">
            <text:p>62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31" calcext:value-type="float">
            <text:p>623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32" calcext:value-type="float">
            <text:p>623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33" calcext:value-type="float">
            <text:p>623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36" calcext:value-type="float">
            <text:p>623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37" calcext:value-type="float">
            <text:p>623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38" calcext:value-type="float">
            <text:p>623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41" calcext:value-type="float">
            <text:p>624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42" calcext:value-type="float">
            <text:p>624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44" calcext:value-type="float">
            <text:p>624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47" calcext:value-type="float">
            <text:p>624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48" calcext:value-type="float">
            <text:p>624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51" calcext:value-type="float">
            <text:p>625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55" calcext:value-type="float">
            <text:p>625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56" calcext:value-type="float">
            <text:p>625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57" calcext:value-type="float">
            <text:p>625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61" calcext:value-type="float">
            <text:p>62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62" calcext:value-type="float">
            <text:p>626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81" calcext:value-type="float">
            <text:p>628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82" calcext:value-type="float">
            <text:p>628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83" calcext:value-type="float">
            <text:p>628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88" calcext:value-type="float">
            <text:p>628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11" calcext:value-type="float">
            <text:p>6311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12" calcext:value-type="float">
            <text:p>6312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13" calcext:value-type="float">
            <text:p>6313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14" calcext:value-type="float">
            <text:p>6314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18" calcext:value-type="float">
            <text:p>6318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31" calcext:value-type="float">
            <text:p>6331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32" calcext:value-type="float">
            <text:p>6332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33" calcext:value-type="float">
            <text:p>6333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34" calcext:value-type="float">
            <text:p>6334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35" calcext:value-type="float">
            <text:p>6335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36" calcext:value-type="float">
            <text:p>6336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38" calcext:value-type="float">
            <text:p>6338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52" calcext:value-type="float">
            <text:p>6352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53" calcext:value-type="float">
            <text:p>6353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54" calcext:value-type="float">
            <text:p>6354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58" calcext:value-type="float">
            <text:p>6358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11" calcext:value-type="float">
            <text:p>6411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12" calcext:value-type="float">
            <text:p>6412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13" calcext:value-type="float">
            <text:p>6413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14" calcext:value-type="float">
            <text:p>6414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15" calcext:value-type="float">
            <text:p>6415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51" calcext:value-type="float">
            <text:p>6451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52" calcext:value-type="float">
            <text:p>6452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53" calcext:value-type="float">
            <text:p>6453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54" calcext:value-type="float">
            <text:p>6454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58" calcext:value-type="float">
            <text:p>6458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71" calcext:value-type="float">
            <text:p>6471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72" calcext:value-type="float">
            <text:p>6472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74" calcext:value-type="float">
            <text:p>6474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75" calcext:value-type="float">
            <text:p>6475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76" calcext:value-type="float">
            <text:p>6476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478" calcext:value-type="float">
            <text:p>6478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12" calcext:value-type="float">
            <text:p>651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18" calcext:value-type="float">
            <text:p>651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31" calcext:value-type="float">
            <text:p>6531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32" calcext:value-type="float">
            <text:p>653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33" calcext:value-type="float">
            <text:p>6533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34" calcext:value-type="float">
            <text:p>6534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35" calcext:value-type="float">
            <text:p>6535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36" calcext:value-type="float">
            <text:p>6536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41" calcext:value-type="float">
            <text:p>6541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42" calcext:value-type="float">
            <text:p>654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2" calcext:value-type="float">
            <text:p>657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4" calcext:value-type="float">
            <text:p>6574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83" calcext:value-type="float">
            <text:p>6583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88" calcext:value-type="float">
            <text:p>658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711" calcext:value-type="float">
            <text:p>6711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712" calcext:value-type="float">
            <text:p>6712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713" calcext:value-type="float">
            <text:p>6713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717" calcext:value-type="float">
            <text:p>6717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718" calcext:value-type="float">
            <text:p>6718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742" calcext:value-type="float">
            <text:p>6742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743" calcext:value-type="float">
            <text:p>6743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7091" calcext:value-type="float">
            <text:p>7091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7093" calcext:value-type="float">
            <text:p>7093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7094" calcext:value-type="float">
            <text:p>7094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7096" calcext:value-type="float">
            <text:p>7096</text:p>
          </table:table-cell>
          <table:table-cell table:style-name="ce2" office:value-type="string" calcext:value-type="string">
            <text:p>R103</text:p>
          </table:table-cell>
          <table:table-cell table:style-name="ce3" office:value-type="string" calcext:value-type="string">
            <text:p>Prestations de 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7097" calcext:value-type="float">
            <text:p>7097</text:p>
          </table:table-cell>
          <table:table-cell table:style-name="ce2" office:value-type="string" calcext:value-type="string">
            <text:p>R101</text:p>
          </table:table-cell>
          <table:table-cell table:style-name="ce3" office:value-type="string" calcext:value-type="string">
            <text:p>Ventes de marchandi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7098" calcext:value-type="float">
            <text:p>7098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11" calcext:value-type="float">
            <text:p>217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15" calcext:value-type="float">
            <text:p>217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18" calcext:value-type="float">
            <text:p>217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21" calcext:value-type="float">
            <text:p>217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25" calcext:value-type="float">
            <text:p>2172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28" calcext:value-type="float">
            <text:p>217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31" calcext:value-type="float">
            <text:p>2173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35" calcext:value-type="float">
            <text:p>2173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38" calcext:value-type="float">
            <text:p>217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41" calcext:value-type="float">
            <text:p>2174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45" calcext:value-type="float">
            <text:p>2174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48" calcext:value-type="float">
            <text:p>217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51" calcext:value-type="float">
            <text:p>217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53" calcext:value-type="float">
            <text:p>21753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54" calcext:value-type="float">
            <text:p>2175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55" calcext:value-type="float">
            <text:p>2175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56" calcext:value-type="float">
            <text:p>21756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57" calcext:value-type="float">
            <text:p>2175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58" calcext:value-type="float">
            <text:p>217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82" calcext:value-type="float">
            <text:p>2178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83" calcext:value-type="float">
            <text:p>21783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84" calcext:value-type="float">
            <text:p>21784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85" calcext:value-type="float">
            <text:p>217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86" calcext:value-type="float">
            <text:p>217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1788" calcext:value-type="float">
            <text:p>217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7682" calcext:value-type="float">
            <text:p>2768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7684" calcext:value-type="float">
            <text:p>2768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rê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7685" calcext:value-type="float">
            <text:p>27685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27688" calcext:value-type="float">
            <text:p>27688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211" calcext:value-type="float">
            <text:p>602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213" calcext:value-type="float">
            <text:p>6021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214" calcext:value-type="float">
            <text:p>6021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215" calcext:value-type="float">
            <text:p>6021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221" calcext:value-type="float">
            <text:p>602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222" calcext:value-type="float">
            <text:p>602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223" calcext:value-type="float">
            <text:p>6022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224" calcext:value-type="float">
            <text:p>6022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225" calcext:value-type="float">
            <text:p>602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0227" calcext:value-type="float">
            <text:p>602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521" calcext:value-type="float">
            <text:p>615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528" calcext:value-type="float">
            <text:p>615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551" calcext:value-type="float">
            <text:p>6155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1558" calcext:value-type="float">
            <text:p>6155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871" calcext:value-type="float">
            <text:p>6287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876" calcext:value-type="float">
            <text:p>6287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2878" calcext:value-type="float">
            <text:p>6287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512" calcext:value-type="float">
            <text:p>6351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513" calcext:value-type="float">
            <text:p>6351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514" calcext:value-type="float">
            <text:p>6351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12" calcext:value-type="float">
            <text:p>6571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13" calcext:value-type="float">
            <text:p>65713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14" calcext:value-type="float">
            <text:p>65714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15" calcext:value-type="float">
            <text:p>65715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17" calcext:value-type="float">
            <text:p>65717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18" calcext:value-type="float">
            <text:p>6571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32" calcext:value-type="float">
            <text:p>6573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33" calcext:value-type="float">
            <text:p>65733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34" calcext:value-type="float">
            <text:p>65734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35" calcext:value-type="float">
            <text:p>65735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37" calcext:value-type="float">
            <text:p>65737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5738" calcext:value-type="float">
            <text:p>6573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5111" calcext:value-type="float">
            <text:p>635111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3</text:p>
          </table:table-cell>
          <table:table-cell table:style-name="ce5" office:value-type="float" office:value="635112" calcext:value-type="float">
            <text:p>635112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03" calcext:value-type="float">
            <text:p>203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rais d'études, de R et 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08" calcext:value-type="float">
            <text:p>208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1" calcext:value-type="float">
            <text:p>2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2" calcext:value-type="float">
            <text:p>212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3" calcext:value-type="float">
            <text:p>213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4" calcext:value-type="float">
            <text:p>214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6" calcext:value-type="float">
            <text:p>216</text:p>
          </table:table-cell>
          <table:table-cell table:style-name="ce2" office:value-type="string" calcext:value-type="string">
            <text:p>A153</text:p>
          </table:table-cell>
          <table:table-cell table:style-name="ce3" office:value-type="string" calcext:value-type="string">
            <text:p>Oeuvres d'ar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8" calcext:value-type="float">
            <text:p>21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21" calcext:value-type="float">
            <text:p>2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22" calcext:value-type="float">
            <text:p>222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23" calcext:value-type="float">
            <text:p>223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24" calcext:value-type="float">
            <text:p>224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28" calcext:value-type="float">
            <text:p>22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32" calcext:value-type="float">
            <text:p>232</text:p>
          </table:table-cell>
          <table:table-cell table:style-name="ce2" office:value-type="string" calcext:value-type="string">
            <text:p>A115</text:p>
          </table:table-cell>
          <table:table-cell table:style-name="ce3" office:value-type="string" calcext:value-type="string">
            <text:p>Immobilisations in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35" calcext:value-type="float">
            <text:p>235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37" calcext:value-type="float">
            <text:p>237</text:p>
          </table:table-cell>
          <table:table-cell table:style-name="ce2" office:value-type="string" calcext:value-type="string">
            <text:p>A115</text:p>
          </table:table-cell>
          <table:table-cell table:style-name="ce3" office:value-type="string" calcext:value-type="string">
            <text:p>Immobilisations in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38" calcext:value-type="float">
            <text:p>238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41" calcext:value-type="float">
            <text:p>241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43" calcext:value-type="float">
            <text:p>243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48" calcext:value-type="float">
            <text:p>248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articipations et créances rattachées à d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66" calcext:value-type="float">
            <text:p>266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articipations et créances rattachées à d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71" calcext:value-type="float">
            <text:p>27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72" calcext:value-type="float">
            <text:p>27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74" calcext:value-type="float">
            <text:p>27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rê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75" calcext:value-type="float">
            <text:p>275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01" calcext:value-type="float">
            <text:p>60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04" calcext:value-type="float">
            <text:p>60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05" calcext:value-type="float">
            <text:p>60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11" calcext:value-type="float">
            <text:p>6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12" calcext:value-type="float">
            <text:p>61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13" calcext:value-type="float">
            <text:p>61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14" calcext:value-type="float">
            <text:p>61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16" calcext:value-type="float">
            <text:p>61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17" calcext:value-type="float">
            <text:p>61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18" calcext:value-type="float">
            <text:p>61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22" calcext:value-type="float">
            <text:p>6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23" calcext:value-type="float">
            <text:p>62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24" calcext:value-type="float">
            <text:p>62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25" calcext:value-type="float">
            <text:p>6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26" calcext:value-type="float">
            <text:p>62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27" calcext:value-type="float">
            <text:p>6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31" calcext:value-type="float">
            <text:p>631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33" calcext:value-type="float">
            <text:p>633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35" calcext:value-type="float">
            <text:p>635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47" calcext:value-type="float">
            <text:p>647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48" calcext:value-type="float">
            <text:p>648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53" calcext:value-type="float">
            <text:p>653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71" calcext:value-type="float">
            <text:p>671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72" calcext:value-type="float">
            <text:p>672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73" calcext:value-type="float">
            <text:p>673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78" calcext:value-type="float">
            <text:p>678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051" calcext:value-type="float">
            <text:p>2051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Concessions, brevets,licences,marques,droits et valeurs similai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053" calcext:value-type="float">
            <text:p>2053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Concessions, brevets,licences,marques,droits et valeurs similai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56" calcext:value-type="float">
            <text:p>2156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58" calcext:value-type="float">
            <text:p>21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71" calcext:value-type="float">
            <text:p>217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72" calcext:value-type="float">
            <text:p>2172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73" calcext:value-type="float">
            <text:p>2173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74" calcext:value-type="float">
            <text:p>2174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78" calcext:value-type="float">
            <text:p>2178</text:p>
          </table:table-cell>
          <table:table-cell table:style-name="ce2" office:value-type="string" calcext:value-type="string">
            <text:p>A149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256" calcext:value-type="float">
            <text:p>2256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258" calcext:value-type="float">
            <text:p>22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312" calcext:value-type="float">
            <text:p>2312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313" calcext:value-type="float">
            <text:p>2313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314" calcext:value-type="float">
            <text:p>2314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315" calcext:value-type="float">
            <text:p>2315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316" calcext:value-type="float">
            <text:p>2316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317" calcext:value-type="float">
            <text:p>2317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318" calcext:value-type="float">
            <text:p>2318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731" calcext:value-type="float">
            <text:p>273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762" calcext:value-type="float">
            <text:p>276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763" calcext:value-type="float">
            <text:p>2763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764" calcext:value-type="float">
            <text:p>276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766" calcext:value-type="float">
            <text:p>2766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4581" calcext:value-type="float">
            <text:p>4581</text:p>
          </table:table-cell>
          <table:table-cell table:style-name="ce2" office:value-type="string" calcext:value-type="string">
            <text:p>A225</text:p>
          </table:table-cell>
          <table:table-cell table:style-name="ce3" office:value-type="string" calcext:value-type="string">
            <text:p>Opérations pour le compte de tiers (créanc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021" calcext:value-type="float">
            <text:p>60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022" calcext:value-type="float">
            <text:p>60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026" calcext:value-type="float">
            <text:p>602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061" calcext:value-type="float">
            <text:p>60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063" calcext:value-type="float">
            <text:p>606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064" calcext:value-type="float">
            <text:p>606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066" calcext:value-type="float">
            <text:p>606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068" calcext:value-type="float">
            <text:p>60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071" calcext:value-type="float">
            <text:p>607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de marchandi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078" calcext:value-type="float">
            <text:p>607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de marchandi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155" calcext:value-type="float">
            <text:p>615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156" calcext:value-type="float">
            <text:p>615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215" calcext:value-type="float">
            <text:p>621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218" calcext:value-type="float">
            <text:p>621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288" calcext:value-type="float">
            <text:p>628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378" calcext:value-type="float">
            <text:p>6378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410" calcext:value-type="float">
            <text:p>6410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412" calcext:value-type="float">
            <text:p>6412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450" calcext:value-type="float">
            <text:p>6450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512" calcext:value-type="float">
            <text:p>651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518" calcext:value-type="float">
            <text:p>651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541" calcext:value-type="float">
            <text:p>6541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542" calcext:value-type="float">
            <text:p>654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583" calcext:value-type="float">
            <text:p>6583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588" calcext:value-type="float">
            <text:p>658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742" calcext:value-type="float">
            <text:p>6742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743" calcext:value-type="float">
            <text:p>6743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7093" calcext:value-type="float">
            <text:p>7093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7094" calcext:value-type="float">
            <text:p>7094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7096" calcext:value-type="float">
            <text:p>7096</text:p>
          </table:table-cell>
          <table:table-cell table:style-name="ce2" office:value-type="string" calcext:value-type="string">
            <text:p>R103</text:p>
          </table:table-cell>
          <table:table-cell table:style-name="ce3" office:value-type="string" calcext:value-type="string">
            <text:p>Prestations de 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7097" calcext:value-type="float">
            <text:p>7097</text:p>
          </table:table-cell>
          <table:table-cell table:style-name="ce2" office:value-type="string" calcext:value-type="string">
            <text:p>R101</text:p>
          </table:table-cell>
          <table:table-cell table:style-name="ce3" office:value-type="string" calcext:value-type="string">
            <text:p>Ventes de marchandi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7098" calcext:value-type="float">
            <text:p>7098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756" calcext:value-type="float">
            <text:p>21756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1758" calcext:value-type="float">
            <text:p>217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7682" calcext:value-type="float">
            <text:p>2768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7684" calcext:value-type="float">
            <text:p>2768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rê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7685" calcext:value-type="float">
            <text:p>27685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27688" calcext:value-type="float">
            <text:p>27688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1521" calcext:value-type="float">
            <text:p>615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1523" calcext:value-type="float">
            <text:p>6152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1528" calcext:value-type="float">
            <text:p>615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2871" calcext:value-type="float">
            <text:p>6287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2876" calcext:value-type="float">
            <text:p>6287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62878" calcext:value-type="float">
            <text:p>6287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701249" calcext:value-type="float">
            <text:p>701249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701259" calcext:value-type="float">
            <text:p>701259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A</text:p>
          </table:table-cell>
          <table:table-cell table:style-name="ce5" office:value-type="float" office:value="706129" calcext:value-type="float">
            <text:p>706129</text:p>
          </table:table-cell>
          <table:table-cell table:style-name="ce2" office:value-type="string" calcext:value-type="string">
            <text:p>R103</text:p>
          </table:table-cell>
          <table:table-cell table:style-name="ce3" office:value-type="string" calcext:value-type="string">
            <text:p>Prestations de 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6" calcext:value-type="float">
            <text:p>216</text:p>
          </table:table-cell>
          <table:table-cell table:style-name="ce2" office:value-type="string" calcext:value-type="string">
            <text:p>A154</text:p>
          </table:table-cell>
          <table:table-cell table:style-name="ce3" office:value-type="string" calcext:value-type="string">
            <text:p>Oeuvres d'ar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32" calcext:value-type="float">
            <text:p>232</text:p>
          </table:table-cell>
          <table:table-cell table:style-name="ce2" office:value-type="string" calcext:value-type="string">
            <text:p>A115</text:p>
          </table:table-cell>
          <table:table-cell table:style-name="ce3" office:value-type="string" calcext:value-type="string">
            <text:p>Immobilisations in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35" calcext:value-type="float">
            <text:p>235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37" calcext:value-type="float">
            <text:p>237</text:p>
          </table:table-cell>
          <table:table-cell table:style-name="ce2" office:value-type="string" calcext:value-type="string">
            <text:p>A115</text:p>
          </table:table-cell>
          <table:table-cell table:style-name="ce3" office:value-type="string" calcext:value-type="string">
            <text:p>Immobilisations in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38" calcext:value-type="float">
            <text:p>238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41" calcext:value-type="float">
            <text:p>241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43" calcext:value-type="float">
            <text:p>243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48" calcext:value-type="float">
            <text:p>248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 ou à disposition et immobilisations affect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articipations et créances rattachées à d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66" calcext:value-type="float">
            <text:p>266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articipations et créances rattachées à d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71" calcext:value-type="float">
            <text:p>27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72" calcext:value-type="float">
            <text:p>27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74" calcext:value-type="float">
            <text:p>27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rê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75" calcext:value-type="float">
            <text:p>275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1" calcext:value-type="float">
            <text:p>60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4" calcext:value-type="float">
            <text:p>60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5" calcext:value-type="float">
            <text:p>60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1" calcext:value-type="float">
            <text:p>6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4" calcext:value-type="float">
            <text:p>61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7" calcext:value-type="float">
            <text:p>61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8" calcext:value-type="float">
            <text:p>61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7" calcext:value-type="float">
            <text:p>6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8" calcext:value-type="float">
            <text:p>648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72" calcext:value-type="float">
            <text:p>672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73" calcext:value-type="float">
            <text:p>673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78" calcext:value-type="float">
            <text:p>678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031" calcext:value-type="float">
            <text:p>2031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rais d'études, de R et 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032" calcext:value-type="float">
            <text:p>2032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rais d'études, de R et 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033" calcext:value-type="float">
            <text:p>2033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Frais d'études, de R et 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051" calcext:value-type="float">
            <text:p>2051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Concessions, brevets,licences,marques,droits et valeurs similai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053" calcext:value-type="float">
            <text:p>2053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Concessions, brevets,licences,marques,droits et valeurs similai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087" calcext:value-type="float">
            <text:p>2087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088" calcext:value-type="float">
            <text:p>2088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11" calcext:value-type="float">
            <text:p>21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15" calcext:value-type="float">
            <text:p>21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18" calcext:value-type="float">
            <text:p>21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21" calcext:value-type="float">
            <text:p>21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25" calcext:value-type="float">
            <text:p>212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28" calcext:value-type="float">
            <text:p>21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38" calcext:value-type="float">
            <text:p>21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43" calcext:value-type="float">
            <text:p>2143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48" calcext:value-type="float">
            <text:p>21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51" calcext:value-type="float">
            <text:p>21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54" calcext:value-type="float">
            <text:p>215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55" calcext:value-type="float">
            <text:p>215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57" calcext:value-type="float">
            <text:p>215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58" calcext:value-type="float">
            <text:p>21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81" calcext:value-type="float">
            <text:p>218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82" calcext:value-type="float">
            <text:p>218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83" calcext:value-type="float">
            <text:p>2183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84" calcext:value-type="float">
            <text:p>2184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85" calcext:value-type="float">
            <text:p>21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86" calcext:value-type="float">
            <text:p>21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88" calcext:value-type="float">
            <text:p>21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11" calcext:value-type="float">
            <text:p>22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15" calcext:value-type="float">
            <text:p>22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18" calcext:value-type="float">
            <text:p>22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21" calcext:value-type="float">
            <text:p>22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25" calcext:value-type="float">
            <text:p>222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28" calcext:value-type="float">
            <text:p>22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38" calcext:value-type="float">
            <text:p>22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48" calcext:value-type="float">
            <text:p>22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51" calcext:value-type="float">
            <text:p>22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54" calcext:value-type="float">
            <text:p>225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55" calcext:value-type="float">
            <text:p>225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57" calcext:value-type="float">
            <text:p>225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58" calcext:value-type="float">
            <text:p>22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82" calcext:value-type="float">
            <text:p>228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83" calcext:value-type="float">
            <text:p>2283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84" calcext:value-type="float">
            <text:p>2284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85" calcext:value-type="float">
            <text:p>22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86" calcext:value-type="float">
            <text:p>22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88" calcext:value-type="float">
            <text:p>22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312" calcext:value-type="float">
            <text:p>2312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313" calcext:value-type="float">
            <text:p>2313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314" calcext:value-type="float">
            <text:p>2314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315" calcext:value-type="float">
            <text:p>2315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316" calcext:value-type="float">
            <text:p>2316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317" calcext:value-type="float">
            <text:p>2317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318" calcext:value-type="float">
            <text:p>2318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731" calcext:value-type="float">
            <text:p>273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762" calcext:value-type="float">
            <text:p>276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763" calcext:value-type="float">
            <text:p>2763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764" calcext:value-type="float">
            <text:p>276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766" calcext:value-type="float">
            <text:p>2766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4581" calcext:value-type="float">
            <text:p>4581</text:p>
          </table:table-cell>
          <table:table-cell table:style-name="ce2" office:value-type="string" calcext:value-type="string">
            <text:p>A225</text:p>
          </table:table-cell>
          <table:table-cell table:style-name="ce3" office:value-type="string" calcext:value-type="string">
            <text:p>Opérations pour le compte de tiers (créanc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21" calcext:value-type="float">
            <text:p>60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26" calcext:value-type="float">
            <text:p>602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61" calcext:value-type="float">
            <text:p>60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62" calcext:value-type="float">
            <text:p>606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63" calcext:value-type="float">
            <text:p>606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64" calcext:value-type="float">
            <text:p>606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66" calcext:value-type="float">
            <text:p>606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68" calcext:value-type="float">
            <text:p>60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71" calcext:value-type="float">
            <text:p>607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de marchandi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78" calcext:value-type="float">
            <text:p>607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de marchandi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22" calcext:value-type="float">
            <text:p>61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25" calcext:value-type="float">
            <text:p>61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32" calcext:value-type="float">
            <text:p>613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35" calcext:value-type="float">
            <text:p>613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36" calcext:value-type="float">
            <text:p>613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37" calcext:value-type="float">
            <text:p>613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56" calcext:value-type="float">
            <text:p>615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61" calcext:value-type="float">
            <text:p>61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62" calcext:value-type="float">
            <text:p>616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68" calcext:value-type="float">
            <text:p>61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11" calcext:value-type="float">
            <text:p>62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15" calcext:value-type="float">
            <text:p>621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18" calcext:value-type="float">
            <text:p>621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21" calcext:value-type="float">
            <text:p>62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22" calcext:value-type="float">
            <text:p>62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25" calcext:value-type="float">
            <text:p>62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26" calcext:value-type="float">
            <text:p>622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27" calcext:value-type="float">
            <text:p>62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28" calcext:value-type="float">
            <text:p>62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31" calcext:value-type="float">
            <text:p>623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32" calcext:value-type="float">
            <text:p>623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33" calcext:value-type="float">
            <text:p>623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36" calcext:value-type="float">
            <text:p>623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37" calcext:value-type="float">
            <text:p>623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38" calcext:value-type="float">
            <text:p>623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41" calcext:value-type="float">
            <text:p>624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42" calcext:value-type="float">
            <text:p>624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44" calcext:value-type="float">
            <text:p>624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47" calcext:value-type="float">
            <text:p>624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48" calcext:value-type="float">
            <text:p>624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51" calcext:value-type="float">
            <text:p>625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55" calcext:value-type="float">
            <text:p>625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56" calcext:value-type="float">
            <text:p>625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57" calcext:value-type="float">
            <text:p>625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61" calcext:value-type="float">
            <text:p>62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62" calcext:value-type="float">
            <text:p>626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81" calcext:value-type="float">
            <text:p>628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82" calcext:value-type="float">
            <text:p>628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83" calcext:value-type="float">
            <text:p>628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88" calcext:value-type="float">
            <text:p>628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11" calcext:value-type="float">
            <text:p>6311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12" calcext:value-type="float">
            <text:p>6312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13" calcext:value-type="float">
            <text:p>6313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14" calcext:value-type="float">
            <text:p>6314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18" calcext:value-type="float">
            <text:p>6318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31" calcext:value-type="float">
            <text:p>6331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32" calcext:value-type="float">
            <text:p>6332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33" calcext:value-type="float">
            <text:p>6333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34" calcext:value-type="float">
            <text:p>6334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35" calcext:value-type="float">
            <text:p>6335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36" calcext:value-type="float">
            <text:p>6336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38" calcext:value-type="float">
            <text:p>6338</text:p>
          </table:table-cell>
          <table:table-cell table:style-name="ce2" office:value-type="string" calcext:value-type="string">
            <text:p>R208</text:p>
          </table:table-cell>
          <table:table-cell table:style-name="ce3" office:value-type="string" calcext:value-type="string">
            <text:p>Sur rémun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52" calcext:value-type="float">
            <text:p>6352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53" calcext:value-type="float">
            <text:p>6353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54" calcext:value-type="float">
            <text:p>6354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55" calcext:value-type="float">
            <text:p>6355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56" calcext:value-type="float">
            <text:p>6356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58" calcext:value-type="float">
            <text:p>6358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71" calcext:value-type="float">
            <text:p>6371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78" calcext:value-type="float">
            <text:p>6378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11" calcext:value-type="float">
            <text:p>6411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12" calcext:value-type="float">
            <text:p>6412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13" calcext:value-type="float">
            <text:p>6413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14" calcext:value-type="float">
            <text:p>6414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15" calcext:value-type="float">
            <text:p>6415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Salaires et trait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51" calcext:value-type="float">
            <text:p>6451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52" calcext:value-type="float">
            <text:p>6452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53" calcext:value-type="float">
            <text:p>6453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54" calcext:value-type="float">
            <text:p>6454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58" calcext:value-type="float">
            <text:p>6458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71" calcext:value-type="float">
            <text:p>6471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72" calcext:value-type="float">
            <text:p>6472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74" calcext:value-type="float">
            <text:p>6474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75" calcext:value-type="float">
            <text:p>6475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478" calcext:value-type="float">
            <text:p>6478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512" calcext:value-type="float">
            <text:p>651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518" calcext:value-type="float">
            <text:p>651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531" calcext:value-type="float">
            <text:p>6531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532" calcext:value-type="float">
            <text:p>653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533" calcext:value-type="float">
            <text:p>6533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534" calcext:value-type="float">
            <text:p>6534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535" calcext:value-type="float">
            <text:p>6535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536" calcext:value-type="float">
            <text:p>6536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541" calcext:value-type="float">
            <text:p>6541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542" calcext:value-type="float">
            <text:p>654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583" calcext:value-type="float">
            <text:p>6583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588" calcext:value-type="float">
            <text:p>658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711" calcext:value-type="float">
            <text:p>6711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712" calcext:value-type="float">
            <text:p>6712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713" calcext:value-type="float">
            <text:p>6713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717" calcext:value-type="float">
            <text:p>6717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718" calcext:value-type="float">
            <text:p>6718</text:p>
          </table:table-cell>
          <table:table-cell table:style-name="ce2" office:value-type="string" calcext:value-type="string">
            <text:p>R602</text:p>
          </table:table-cell>
          <table:table-cell table:style-name="ce3" office:value-type="string" calcext:value-type="string">
            <text:p>Autres opér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742" calcext:value-type="float">
            <text:p>6742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743" calcext:value-type="float">
            <text:p>6743</text:p>
          </table:table-cell>
          <table:table-cell table:style-name="ce2" office:value-type="string" calcext:value-type="string">
            <text:p>R601</text:p>
          </table:table-cell>
          <table:table-cell table:style-name="ce3" office:value-type="string" calcext:value-type="string">
            <text:p>Subventions exceptionn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7093" calcext:value-type="float">
            <text:p>7093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7094" calcext:value-type="float">
            <text:p>7094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7096" calcext:value-type="float">
            <text:p>7096</text:p>
          </table:table-cell>
          <table:table-cell table:style-name="ce2" office:value-type="string" calcext:value-type="string">
            <text:p>R103</text:p>
          </table:table-cell>
          <table:table-cell table:style-name="ce3" office:value-type="string" calcext:value-type="string">
            <text:p>Prestations de 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7097" calcext:value-type="float">
            <text:p>7097</text:p>
          </table:table-cell>
          <table:table-cell table:style-name="ce2" office:value-type="string" calcext:value-type="string">
            <text:p>R101</text:p>
          </table:table-cell>
          <table:table-cell table:style-name="ce3" office:value-type="string" calcext:value-type="string">
            <text:p>Ventes de marchandi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7098" calcext:value-type="float">
            <text:p>7098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311" calcext:value-type="float">
            <text:p>2131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315" calcext:value-type="float">
            <text:p>2131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351" calcext:value-type="float">
            <text:p>2135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355" calcext:value-type="float">
            <text:p>2135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411" calcext:value-type="float">
            <text:p>2141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415" calcext:value-type="float">
            <text:p>2141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451" calcext:value-type="float">
            <text:p>2145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455" calcext:value-type="float">
            <text:p>2145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531" calcext:value-type="float">
            <text:p>2153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532" calcext:value-type="float">
            <text:p>2153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561" calcext:value-type="float">
            <text:p>2156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562" calcext:value-type="float">
            <text:p>2156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11" calcext:value-type="float">
            <text:p>217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15" calcext:value-type="float">
            <text:p>217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18" calcext:value-type="float">
            <text:p>217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21" calcext:value-type="float">
            <text:p>217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25" calcext:value-type="float">
            <text:p>2172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28" calcext:value-type="float">
            <text:p>217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38" calcext:value-type="float">
            <text:p>217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48" calcext:value-type="float">
            <text:p>217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51" calcext:value-type="float">
            <text:p>2175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54" calcext:value-type="float">
            <text:p>21754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55" calcext:value-type="float">
            <text:p>21755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57" calcext:value-type="float">
            <text:p>21757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58" calcext:value-type="float">
            <text:p>217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82" calcext:value-type="float">
            <text:p>2178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83" calcext:value-type="float">
            <text:p>21783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84" calcext:value-type="float">
            <text:p>21784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85" calcext:value-type="float">
            <text:p>217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86" calcext:value-type="float">
            <text:p>217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88" calcext:value-type="float">
            <text:p>217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 immobilisations 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311" calcext:value-type="float">
            <text:p>2231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315" calcext:value-type="float">
            <text:p>2231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351" calcext:value-type="float">
            <text:p>2235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355" calcext:value-type="float">
            <text:p>2235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411" calcext:value-type="float">
            <text:p>2241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415" calcext:value-type="float">
            <text:p>2241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451" calcext:value-type="float">
            <text:p>2245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455" calcext:value-type="float">
            <text:p>2245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531" calcext:value-type="float">
            <text:p>2253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532" calcext:value-type="float">
            <text:p>2253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561" calcext:value-type="float">
            <text:p>2256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2562" calcext:value-type="float">
            <text:p>2256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7682" calcext:value-type="float">
            <text:p>2768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titres immobilisé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7684" calcext:value-type="float">
            <text:p>2768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Prê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7685" calcext:value-type="float">
            <text:p>27685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7688" calcext:value-type="float">
            <text:p>27688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Autres créan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221" calcext:value-type="float">
            <text:p>602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222" calcext:value-type="float">
            <text:p>602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223" calcext:value-type="float">
            <text:p>6022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224" calcext:value-type="float">
            <text:p>6022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225" calcext:value-type="float">
            <text:p>602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226" calcext:value-type="float">
            <text:p>6022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227" calcext:value-type="float">
            <text:p>602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0228" calcext:value-type="float">
            <text:p>602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 de matières premières et autres approvisionnemen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521" calcext:value-type="float">
            <text:p>615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523" calcext:value-type="float">
            <text:p>6152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528" calcext:value-type="float">
            <text:p>615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551" calcext:value-type="float">
            <text:p>6155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1558" calcext:value-type="float">
            <text:p>6155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871" calcext:value-type="float">
            <text:p>6287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876" calcext:value-type="float">
            <text:p>6287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2878" calcext:value-type="float">
            <text:p>6287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 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512" calcext:value-type="float">
            <text:p>6351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513" calcext:value-type="float">
            <text:p>6351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514" calcext:value-type="float">
            <text:p>6351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311" calcext:value-type="float">
            <text:p>21731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315" calcext:value-type="float">
            <text:p>21731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351" calcext:value-type="float">
            <text:p>21735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355" calcext:value-type="float">
            <text:p>21735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411" calcext:value-type="float">
            <text:p>21741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415" calcext:value-type="float">
            <text:p>21741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451" calcext:value-type="float">
            <text:p>21745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455" calcext:value-type="float">
            <text:p>21745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 sur sol d'autrui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531" calcext:value-type="float">
            <text:p>21753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532" calcext:value-type="float">
            <text:p>21753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561" calcext:value-type="float">
            <text:p>21756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217562" calcext:value-type="float">
            <text:p>21756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, matériels et outillage techniq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5111" calcext:value-type="float">
            <text:p>635111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635112" calcext:value-type="float">
            <text:p>635112</text:p>
          </table:table-cell>
          <table:table-cell table:style-name="ce2" office:value-type="string" calcext:value-type="string">
            <text:p>R209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701249" calcext:value-type="float">
            <text:p>701249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701259" calcext:value-type="float">
            <text:p>701259</text:p>
          </table:table-cell>
          <table:table-cell table:style-name="ce2" office:value-type="string" calcext:value-type="string">
            <text:p>R104</text:p>
          </table:table-cell>
          <table:table-cell table:style-name="ce3" office:value-type="string" calcext:value-type="string">
            <text:p>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49_D</text:p>
          </table:table-cell>
          <table:table-cell table:style-name="ce5" office:value-type="float" office:value="706129" calcext:value-type="float">
            <text:p>706129</text:p>
          </table:table-cell>
          <table:table-cell table:style-name="ce2" office:value-type="string" calcext:value-type="string">
            <text:p>R103</text:p>
          </table:table-cell>
          <table:table-cell table:style-name="ce3" office:value-type="string" calcext:value-type="string">
            <text:p>Prestations de 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2" calcext:value-type="float">
            <text:p>202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35" calcext:value-type="float">
            <text:p>235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36" calcext:value-type="float">
            <text:p>236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37" calcext:value-type="float">
            <text:p>237</text:p>
          </table:table-cell>
          <table:table-cell table:style-name="ce2" office:value-type="string" calcext:value-type="string">
            <text:p>A115</text:p>
          </table:table-cell>
          <table:table-cell table:style-name="ce3" office:value-type="string" calcext:value-type="string">
            <text:p>Immobilisations in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38" calcext:value-type="float">
            <text:p>238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66" calcext:value-type="float">
            <text:p>266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1" calcext:value-type="float">
            <text:p>27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2" calcext:value-type="float">
            <text:p>27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5" calcext:value-type="float">
            <text:p>275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5" calcext:value-type="float">
            <text:p>60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8" calcext:value-type="float">
            <text:p>60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1" calcext:value-type="float">
            <text:p>6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4" calcext:value-type="float">
            <text:p>61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7" calcext:value-type="float">
            <text:p>61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7" calcext:value-type="float">
            <text:p>6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2" calcext:value-type="float">
            <text:p>642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6" calcext:value-type="float">
            <text:p>646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65" calcext:value-type="float">
            <text:p>665</text:p>
          </table:table-cell>
          <table:table-cell table:style-name="ce2" office:value-type="string" calcext:value-type="string">
            <text:p>R515</text:p>
          </table:table-cell>
          <table:table-cell table:style-name="ce3" office:value-type="string" calcext:value-type="string">
            <text:p>Autres charge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66" calcext:value-type="float">
            <text:p>666</text:p>
          </table:table-cell>
          <table:table-cell table:style-name="ce2" office:value-type="string" calcext:value-type="string">
            <text:p>R515</text:p>
          </table:table-cell>
          <table:table-cell table:style-name="ce3" office:value-type="string" calcext:value-type="string">
            <text:p>Autres charge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73" calcext:value-type="float">
            <text:p>673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709" calcext:value-type="float">
            <text:p>709</text:p>
          </table:table-cell>
          <table:table-cell table:style-name="ce2" office:value-type="string" calcext:value-type="string">
            <text:p>R130</text:p>
          </table:table-cell>
          <table:table-cell table:style-name="ce3" office:value-type="string" calcext:value-type="string">
            <text:p>Ventes de biens ou prestations de 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31" calcext:value-type="float">
            <text:p>2031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32" calcext:value-type="float">
            <text:p>2032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33" calcext:value-type="float">
            <text:p>2033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5" calcext:value-type="float">
            <text:p>2045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6" calcext:value-type="float">
            <text:p>2046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51" calcext:value-type="float">
            <text:p>2051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53" calcext:value-type="float">
            <text:p>2053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87" calcext:value-type="float">
            <text:p>2087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88" calcext:value-type="float">
            <text:p>2088</text:p>
          </table:table-cell>
          <table:table-cell table:style-name="ce2" office:value-type="string" calcext:value-type="string">
            <text:p>A110</text:p>
          </table:table-cell>
          <table:table-cell table:style-name="ce3" office:value-type="string" calcext:value-type="string">
            <text:p>Autres immobilisations incorporel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11" calcext:value-type="float">
            <text:p>21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12" calcext:value-type="float">
            <text:p>2112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13" calcext:value-type="float">
            <text:p>2113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14" calcext:value-type="float">
            <text:p>2114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15" calcext:value-type="float">
            <text:p>21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16" calcext:value-type="float">
            <text:p>2116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17" calcext:value-type="float">
            <text:p>2117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18" calcext:value-type="float">
            <text:p>21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21" calcext:value-type="float">
            <text:p>21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28" calcext:value-type="float">
            <text:p>21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38" calcext:value-type="float">
            <text:p>21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41" calcext:value-type="float">
            <text:p>214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42" calcext:value-type="float">
            <text:p>2142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43" calcext:value-type="float">
            <text:p>2143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45" calcext:value-type="float">
            <text:p>214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48" calcext:value-type="float">
            <text:p>21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1" calcext:value-type="float">
            <text:p>2151</text:p>
          </table:table-cell>
          <table:table-cell table:style-name="ce2" office:value-type="string" calcext:value-type="string">
            <text:p>A130</text:p>
          </table:table-cell>
          <table:table-cell table:style-name="ce3" office:value-type="string" calcext:value-type="string">
            <text:p>Réseaux et installations de voiri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2" calcext:value-type="float">
            <text:p>2152</text:p>
          </table:table-cell>
          <table:table-cell table:style-name="ce2" office:value-type="string" calcext:value-type="string">
            <text:p>A130</text:p>
          </table:table-cell>
          <table:table-cell table:style-name="ce3" office:value-type="string" calcext:value-type="string">
            <text:p>Réseaux et installations de voiri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4" calcext:value-type="float">
            <text:p>2154</text:p>
          </table:table-cell>
          <table:table-cell table:style-name="ce2" office:value-type="string" calcext:value-type="string">
            <text:p>A130</text:p>
          </table:table-cell>
          <table:table-cell table:style-name="ce3" office:value-type="string" calcext:value-type="string">
            <text:p>Réseaux et installations de voiri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8" calcext:value-type="float">
            <text:p>21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81" calcext:value-type="float">
            <text:p>218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85" calcext:value-type="float">
            <text:p>21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86" calcext:value-type="float">
            <text:p>21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88" calcext:value-type="float">
            <text:p>21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11" calcext:value-type="float">
            <text:p>22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12" calcext:value-type="float">
            <text:p>2212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13" calcext:value-type="float">
            <text:p>2213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14" calcext:value-type="float">
            <text:p>2214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15" calcext:value-type="float">
            <text:p>22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17" calcext:value-type="float">
            <text:p>2217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18" calcext:value-type="float">
            <text:p>22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21" calcext:value-type="float">
            <text:p>22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28" calcext:value-type="float">
            <text:p>22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35" calcext:value-type="float">
            <text:p>223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38" calcext:value-type="float">
            <text:p>22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41" calcext:value-type="float">
            <text:p>224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42" calcext:value-type="float">
            <text:p>2242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45" calcext:value-type="float">
            <text:p>224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48" calcext:value-type="float">
            <text:p>22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1" calcext:value-type="float">
            <text:p>2251</text:p>
          </table:table-cell>
          <table:table-cell table:style-name="ce2" office:value-type="string" calcext:value-type="string">
            <text:p>A130</text:p>
          </table:table-cell>
          <table:table-cell table:style-name="ce3" office:value-type="string" calcext:value-type="string">
            <text:p>Réseaux et installations de voiri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2" calcext:value-type="float">
            <text:p>2252</text:p>
          </table:table-cell>
          <table:table-cell table:style-name="ce2" office:value-type="string" calcext:value-type="string">
            <text:p>A130</text:p>
          </table:table-cell>
          <table:table-cell table:style-name="ce3" office:value-type="string" calcext:value-type="string">
            <text:p>Réseaux et installations de voiri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4" calcext:value-type="float">
            <text:p>2254</text:p>
          </table:table-cell>
          <table:table-cell table:style-name="ce2" office:value-type="string" calcext:value-type="string">
            <text:p>A130</text:p>
          </table:table-cell>
          <table:table-cell table:style-name="ce3" office:value-type="string" calcext:value-type="string">
            <text:p>Réseaux et installations de voiri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6" calcext:value-type="float">
            <text:p>2256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8" calcext:value-type="float">
            <text:p>22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81" calcext:value-type="float">
            <text:p>228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85" calcext:value-type="float">
            <text:p>22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86" calcext:value-type="float">
            <text:p>22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88" calcext:value-type="float">
            <text:p>22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312" calcext:value-type="float">
            <text:p>2312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313" calcext:value-type="float">
            <text:p>2313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314" calcext:value-type="float">
            <text:p>2314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315" calcext:value-type="float">
            <text:p>2315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316" calcext:value-type="float">
            <text:p>2316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317" calcext:value-type="float">
            <text:p>2317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318" calcext:value-type="float">
            <text:p>2318</text:p>
          </table:table-cell>
          <table:table-cell table:style-name="ce2" office:value-type="string" calcext:value-type="string">
            <text:p>A155</text:p>
          </table:table-cell>
          <table:table-cell table:style-name="ce3" office:value-type="string" calcext:value-type="string">
            <text:p>Immobilisations 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324" calcext:value-type="float">
            <text:p>2324</text:p>
          </table:table-cell>
          <table:table-cell table:style-name="ce2" office:value-type="string" calcext:value-type="string">
            <text:p>A115</text:p>
          </table:table-cell>
          <table:table-cell table:style-name="ce3" office:value-type="string" calcext:value-type="string">
            <text:p>Immobilisations in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328" calcext:value-type="float">
            <text:p>2328</text:p>
          </table:table-cell>
          <table:table-cell table:style-name="ce2" office:value-type="string" calcext:value-type="string">
            <text:p>A115</text:p>
          </table:table-cell>
          <table:table-cell table:style-name="ce3" office:value-type="string" calcext:value-type="string">
            <text:p>Immobilisations incorporelles en cou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411" calcext:value-type="float">
            <text:p>2411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s ou afferm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418" calcext:value-type="float">
            <text:p>2418</text:p>
          </table:table-cell>
          <table:table-cell table:style-name="ce2" office:value-type="string" calcext:value-type="string">
            <text:p>A145</text:p>
          </table:table-cell>
          <table:table-cell table:style-name="ce3" office:value-type="string" calcext:value-type="string">
            <text:p>Immobilisations mises en concessions ou afferm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31" calcext:value-type="float">
            <text:p>273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32" calcext:value-type="float">
            <text:p>273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41" calcext:value-type="float">
            <text:p>274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43" calcext:value-type="float">
            <text:p>2743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44" calcext:value-type="float">
            <text:p>274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45" calcext:value-type="float">
            <text:p>2745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48" calcext:value-type="float">
            <text:p>2748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1" calcext:value-type="float">
            <text:p>276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2" calcext:value-type="float">
            <text:p>276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4" calcext:value-type="float">
            <text:p>276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6" calcext:value-type="float">
            <text:p>2766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4581" calcext:value-type="float">
            <text:p>4581</text:p>
          </table:table-cell>
          <table:table-cell table:style-name="ce2" office:value-type="string" calcext:value-type="string">
            <text:p>A225</text:p>
          </table:table-cell>
          <table:table-cell table:style-name="ce3" office:value-type="string" calcext:value-type="string">
            <text:p>Créances correspondant à des opérations pour compte de ti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11" calcext:value-type="float">
            <text:p>60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15" calcext:value-type="float">
            <text:p>601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1" calcext:value-type="float">
            <text:p>60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3" calcext:value-type="float">
            <text:p>602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7" calcext:value-type="float">
            <text:p>60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8" calcext:value-type="float">
            <text:p>60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32" calcext:value-type="float">
            <text:p>603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37" calcext:value-type="float">
            <text:p>603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41" calcext:value-type="float">
            <text:p>604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42" calcext:value-type="float">
            <text:p>604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45" calcext:value-type="float">
            <text:p>604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4" calcext:value-type="float">
            <text:p>606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5" calcext:value-type="float">
            <text:p>606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7" calcext:value-type="float">
            <text:p>606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8" calcext:value-type="float">
            <text:p>60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71" calcext:value-type="float">
            <text:p>607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78" calcext:value-type="float">
            <text:p>607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25" calcext:value-type="float">
            <text:p>61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32" calcext:value-type="float">
            <text:p>613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56" calcext:value-type="float">
            <text:p>615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61" calcext:value-type="float">
            <text:p>61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62" calcext:value-type="float">
            <text:p>616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68" calcext:value-type="float">
            <text:p>61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82" calcext:value-type="float">
            <text:p>618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83" calcext:value-type="float">
            <text:p>618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84" calcext:value-type="float">
            <text:p>618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85" calcext:value-type="float">
            <text:p>618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88" calcext:value-type="float">
            <text:p>618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11" calcext:value-type="float">
            <text:p>62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13" calcext:value-type="float">
            <text:p>621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14" calcext:value-type="float">
            <text:p>621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15" calcext:value-type="float">
            <text:p>621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16" calcext:value-type="float">
            <text:p>621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18" calcext:value-type="float">
            <text:p>621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25" calcext:value-type="float">
            <text:p>62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27" calcext:value-type="float">
            <text:p>62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28" calcext:value-type="float">
            <text:p>62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31" calcext:value-type="float">
            <text:p>623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32" calcext:value-type="float">
            <text:p>623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33" calcext:value-type="float">
            <text:p>623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34" calcext:value-type="float">
            <text:p>623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36" calcext:value-type="float">
            <text:p>623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37" calcext:value-type="float">
            <text:p>623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38" calcext:value-type="float">
            <text:p>623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41" calcext:value-type="float">
            <text:p>624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45" calcext:value-type="float">
            <text:p>624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47" calcext:value-type="float">
            <text:p>624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48" calcext:value-type="float">
            <text:p>624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51" calcext:value-type="float">
            <text:p>625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55" calcext:value-type="float">
            <text:p>625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61" calcext:value-type="float">
            <text:p>62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62" calcext:value-type="float">
            <text:p>626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81" calcext:value-type="float">
            <text:p>628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82" calcext:value-type="float">
            <text:p>628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83" calcext:value-type="float">
            <text:p>628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84" calcext:value-type="float">
            <text:p>628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88" calcext:value-type="float">
            <text:p>628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4" calcext:value-type="float">
            <text:p>6414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5" calcext:value-type="float">
            <text:p>6415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7" calcext:value-type="float">
            <text:p>6417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31" calcext:value-type="float">
            <text:p>6431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41" calcext:value-type="float">
            <text:p>6441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42" calcext:value-type="float">
            <text:p>6442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51" calcext:value-type="float">
            <text:p>6451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53" calcext:value-type="float">
            <text:p>6453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54" calcext:value-type="float">
            <text:p>6454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55" calcext:value-type="float">
            <text:p>6455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56" calcext:value-type="float">
            <text:p>6456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57" calcext:value-type="float">
            <text:p>6457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58" calcext:value-type="float">
            <text:p>6458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71" calcext:value-type="float">
            <text:p>6471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72" calcext:value-type="float">
            <text:p>6472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74" calcext:value-type="float">
            <text:p>6474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75" calcext:value-type="float">
            <text:p>6475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78" calcext:value-type="float">
            <text:p>6478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84" calcext:value-type="float">
            <text:p>6484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88" calcext:value-type="float">
            <text:p>6488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4" calcext:value-type="float">
            <text:p>6514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5" calcext:value-type="float">
            <text:p>6515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2" calcext:value-type="float">
            <text:p>6522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3" calcext:value-type="float">
            <text:p>6523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5" calcext:value-type="float">
            <text:p>6525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6" calcext:value-type="float">
            <text:p>6526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41" calcext:value-type="float">
            <text:p>6541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42" calcext:value-type="float">
            <text:p>6542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3" calcext:value-type="float">
            <text:p>6553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5" calcext:value-type="float">
            <text:p>6555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8" calcext:value-type="float">
            <text:p>655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61" calcext:value-type="float">
            <text:p>6561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62" calcext:value-type="float">
            <text:p>6562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65" calcext:value-type="float">
            <text:p>6565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66" calcext:value-type="float">
            <text:p>6566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68" calcext:value-type="float">
            <text:p>656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5" calcext:value-type="float">
            <text:p>6575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7" calcext:value-type="float">
            <text:p>6577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3" calcext:value-type="float">
            <text:p>6583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4" calcext:value-type="float">
            <text:p>6584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681" calcext:value-type="float">
            <text:p>6681</text:p>
          </table:table-cell>
          <table:table-cell table:style-name="ce2" office:value-type="string" calcext:value-type="string">
            <text:p>R515</text:p>
          </table:table-cell>
          <table:table-cell table:style-name="ce3" office:value-type="string" calcext:value-type="string">
            <text:p>Autres charge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682" calcext:value-type="float">
            <text:p>6682</text:p>
          </table:table-cell>
          <table:table-cell table:style-name="ce2" office:value-type="string" calcext:value-type="string">
            <text:p>R515</text:p>
          </table:table-cell>
          <table:table-cell table:style-name="ce3" office:value-type="string" calcext:value-type="string">
            <text:p>Autres charge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688" calcext:value-type="float">
            <text:p>6688</text:p>
          </table:table-cell>
          <table:table-cell table:style-name="ce2" office:value-type="string" calcext:value-type="string">
            <text:p>R515</text:p>
          </table:table-cell>
          <table:table-cell table:style-name="ce3" office:value-type="string" calcext:value-type="string">
            <text:p>Autres charge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7491" calcext:value-type="float">
            <text:p>7491</text:p>
          </table:table-cell>
          <table:table-cell table:style-name="ce2" office:value-type="string" calcext:value-type="string">
            <text:p>R105</text:p>
          </table:table-cell>
          <table:table-cell table:style-name="ce3" office:value-type="string" calcext:value-type="string">
            <text:p>Dotations de l'éta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7498" calcext:value-type="float">
            <text:p>7498</text:p>
          </table:table-cell>
          <table:table-cell table:style-name="ce2" office:value-type="string" calcext:value-type="string">
            <text:p>R115</text:p>
          </table:table-cell>
          <table:table-cell table:style-name="ce3" office:value-type="string" calcext:value-type="string">
            <text:p>Compensations, autres attributions et autr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21" calcext:value-type="float">
            <text:p>2042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22" calcext:value-type="float">
            <text:p>2042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23" calcext:value-type="float">
            <text:p>2042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31" calcext:value-type="float">
            <text:p>2043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32" calcext:value-type="float">
            <text:p>2043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33" calcext:value-type="float">
            <text:p>2043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311" calcext:value-type="float">
            <text:p>2131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312" calcext:value-type="float">
            <text:p>21312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313" calcext:value-type="float">
            <text:p>21313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314" calcext:value-type="float">
            <text:p>21314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315" calcext:value-type="float">
            <text:p>2131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316" calcext:value-type="float">
            <text:p>21316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318" calcext:value-type="float">
            <text:p>2131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321" calcext:value-type="float">
            <text:p>2132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328" calcext:value-type="float">
            <text:p>2132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351" calcext:value-type="float">
            <text:p>2135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352" calcext:value-type="float">
            <text:p>21352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31" calcext:value-type="float">
            <text:p>21531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32" calcext:value-type="float">
            <text:p>21532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33" calcext:value-type="float">
            <text:p>21533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34" calcext:value-type="float">
            <text:p>21534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35" calcext:value-type="float">
            <text:p>21535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36" calcext:value-type="float">
            <text:p>21536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38" calcext:value-type="float">
            <text:p>21538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61" calcext:value-type="float">
            <text:p>2156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68" calcext:value-type="float">
            <text:p>2156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71" calcext:value-type="float">
            <text:p>2157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72" calcext:value-type="float">
            <text:p>2157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78" calcext:value-type="float">
            <text:p>2157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611" calcext:value-type="float">
            <text:p>2161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612" calcext:value-type="float">
            <text:p>2161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621" calcext:value-type="float">
            <text:p>2162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622" calcext:value-type="float">
            <text:p>2162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11" calcext:value-type="float">
            <text:p>2171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12" calcext:value-type="float">
            <text:p>21712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13" calcext:value-type="float">
            <text:p>21713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14" calcext:value-type="float">
            <text:p>21714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15" calcext:value-type="float">
            <text:p>21715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17" calcext:value-type="float">
            <text:p>21717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18" calcext:value-type="float">
            <text:p>2171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21" calcext:value-type="float">
            <text:p>21721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28" calcext:value-type="float">
            <text:p>21728</text:p>
          </table:table-cell>
          <table:table-cell table:style-name="ce2" office:value-type="string" calcext:value-type="string">
            <text:p>A120</text:p>
          </table:table-cell>
          <table:table-cell table:style-name="ce3" office:value-type="string" calcext:value-type="string">
            <text:p>Terrai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35" calcext:value-type="float">
            <text:p>2173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38" calcext:value-type="float">
            <text:p>2173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41" calcext:value-type="float">
            <text:p>2174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42" calcext:value-type="float">
            <text:p>21742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45" calcext:value-type="float">
            <text:p>2174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48" calcext:value-type="float">
            <text:p>2174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1" calcext:value-type="float">
            <text:p>21751</text:p>
          </table:table-cell>
          <table:table-cell table:style-name="ce2" office:value-type="string" calcext:value-type="string">
            <text:p>A130</text:p>
          </table:table-cell>
          <table:table-cell table:style-name="ce3" office:value-type="string" calcext:value-type="string">
            <text:p>Réseaux et installations de voiri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2" calcext:value-type="float">
            <text:p>21752</text:p>
          </table:table-cell>
          <table:table-cell table:style-name="ce2" office:value-type="string" calcext:value-type="string">
            <text:p>A130</text:p>
          </table:table-cell>
          <table:table-cell table:style-name="ce3" office:value-type="string" calcext:value-type="string">
            <text:p>Réseaux et installations de voiri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4" calcext:value-type="float">
            <text:p>21754</text:p>
          </table:table-cell>
          <table:table-cell table:style-name="ce2" office:value-type="string" calcext:value-type="string">
            <text:p>A130</text:p>
          </table:table-cell>
          <table:table-cell table:style-name="ce3" office:value-type="string" calcext:value-type="string">
            <text:p>Réseaux et installations de voiri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8" calcext:value-type="float">
            <text:p>2175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85" calcext:value-type="float">
            <text:p>21785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86" calcext:value-type="float">
            <text:p>21786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88" calcext:value-type="float">
            <text:p>2178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821" calcext:value-type="float">
            <text:p>2182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828" calcext:value-type="float">
            <text:p>2182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831" calcext:value-type="float">
            <text:p>2183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838" calcext:value-type="float">
            <text:p>2183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841" calcext:value-type="float">
            <text:p>2184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848" calcext:value-type="float">
            <text:p>2184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311" calcext:value-type="float">
            <text:p>2231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312" calcext:value-type="float">
            <text:p>22312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313" calcext:value-type="float">
            <text:p>22313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314" calcext:value-type="float">
            <text:p>22314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315" calcext:value-type="float">
            <text:p>2231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318" calcext:value-type="float">
            <text:p>2231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321" calcext:value-type="float">
            <text:p>2232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328" calcext:value-type="float">
            <text:p>2232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31" calcext:value-type="float">
            <text:p>22531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32" calcext:value-type="float">
            <text:p>22532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33" calcext:value-type="float">
            <text:p>22533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34" calcext:value-type="float">
            <text:p>22534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35" calcext:value-type="float">
            <text:p>22535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36" calcext:value-type="float">
            <text:p>22536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38" calcext:value-type="float">
            <text:p>22538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71" calcext:value-type="float">
            <text:p>2257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72" calcext:value-type="float">
            <text:p>2257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78" calcext:value-type="float">
            <text:p>2257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611" calcext:value-type="float">
            <text:p>2261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612" calcext:value-type="float">
            <text:p>2261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621" calcext:value-type="float">
            <text:p>2262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622" calcext:value-type="float">
            <text:p>2262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821" calcext:value-type="float">
            <text:p>2282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828" calcext:value-type="float">
            <text:p>2282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831" calcext:value-type="float">
            <text:p>2283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838" calcext:value-type="float">
            <text:p>2283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841" calcext:value-type="float">
            <text:p>2284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848" calcext:value-type="float">
            <text:p>2284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31" calcext:value-type="float">
            <text:p>2763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32" calcext:value-type="float">
            <text:p>2763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33" calcext:value-type="float">
            <text:p>27633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36" calcext:value-type="float">
            <text:p>27636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38" calcext:value-type="float">
            <text:p>27638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82" calcext:value-type="float">
            <text:p>27682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84" calcext:value-type="float">
            <text:p>27684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88" calcext:value-type="float">
            <text:p>27688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21" calcext:value-type="float">
            <text:p>602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22" calcext:value-type="float">
            <text:p>602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24" calcext:value-type="float">
            <text:p>6022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25" calcext:value-type="float">
            <text:p>6022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26" calcext:value-type="float">
            <text:p>6022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27" calcext:value-type="float">
            <text:p>60227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28" calcext:value-type="float">
            <text:p>602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61" calcext:value-type="float">
            <text:p>602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62" calcext:value-type="float">
            <text:p>6026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68" calcext:value-type="float">
            <text:p>602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311" calcext:value-type="float">
            <text:p>603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315" calcext:value-type="float">
            <text:p>6031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11" calcext:value-type="float">
            <text:p>6061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12" calcext:value-type="float">
            <text:p>6061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13" calcext:value-type="float">
            <text:p>6061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18" calcext:value-type="float">
            <text:p>6061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21" calcext:value-type="float">
            <text:p>606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22" calcext:value-type="float">
            <text:p>606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23" calcext:value-type="float">
            <text:p>6062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24" calcext:value-type="float">
            <text:p>6062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28" calcext:value-type="float">
            <text:p>606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31" calcext:value-type="float">
            <text:p>6063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32" calcext:value-type="float">
            <text:p>6063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33" calcext:value-type="float">
            <text:p>6063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36" calcext:value-type="float">
            <text:p>6063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61" calcext:value-type="float">
            <text:p>606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62" calcext:value-type="float">
            <text:p>6066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668" calcext:value-type="float">
            <text:p>606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221" calcext:value-type="float">
            <text:p>612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228" calcext:value-type="float">
            <text:p>612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351" calcext:value-type="float">
            <text:p>6135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358" calcext:value-type="float">
            <text:p>6135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521" calcext:value-type="float">
            <text:p>615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524" calcext:value-type="float">
            <text:p>6152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551" calcext:value-type="float">
            <text:p>6155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558" calcext:value-type="float">
            <text:p>6155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121" calcext:value-type="float">
            <text:p>621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122" calcext:value-type="float">
            <text:p>621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261" calcext:value-type="float">
            <text:p>6226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268" calcext:value-type="float">
            <text:p>6226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871" calcext:value-type="float">
            <text:p>6287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873" calcext:value-type="float">
            <text:p>62873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874" calcext:value-type="float">
            <text:p>62874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875" calcext:value-type="float">
            <text:p>62875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876" calcext:value-type="float">
            <text:p>62876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878" calcext:value-type="float">
            <text:p>6287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11" calcext:value-type="float">
            <text:p>64111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12" calcext:value-type="float">
            <text:p>64112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13" calcext:value-type="float">
            <text:p>64113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16" calcext:value-type="float">
            <text:p>64116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18" calcext:value-type="float">
            <text:p>64118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21" calcext:value-type="float">
            <text:p>64121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23" calcext:value-type="float">
            <text:p>64123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26" calcext:value-type="float">
            <text:p>64126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28" calcext:value-type="float">
            <text:p>64128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31" calcext:value-type="float">
            <text:p>64131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32" calcext:value-type="float">
            <text:p>64132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36" calcext:value-type="float">
            <text:p>64136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38" calcext:value-type="float">
            <text:p>64138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61" calcext:value-type="float">
            <text:p>64161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62" calcext:value-type="float">
            <text:p>64162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168" calcext:value-type="float">
            <text:p>64168</text:p>
          </table:table-cell>
          <table:table-cell table:style-name="ce2" office:value-type="string" calcext:value-type="string">
            <text:p>R210</text:p>
          </table:table-cell>
          <table:table-cell table:style-name="ce3" office:value-type="string" calcext:value-type="string">
            <text:p>Dont salaires, traitements et rémunérations divers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731" calcext:value-type="float">
            <text:p>64731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4732" calcext:value-type="float">
            <text:p>64732</text:p>
          </table:table-cell>
          <table:table-cell table:style-name="ce2" office:value-type="string" calcext:value-type="string">
            <text:p>R215</text:p>
          </table:table-cell>
          <table:table-cell table:style-name="ce3" office:value-type="string" calcext:value-type="string">
            <text:p>Dont charges soc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1" calcext:value-type="float">
            <text:p>65111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3" calcext:value-type="float">
            <text:p>65113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21" calcext:value-type="float">
            <text:p>65121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22" calcext:value-type="float">
            <text:p>65122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23" calcext:value-type="float">
            <text:p>65123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24" calcext:value-type="float">
            <text:p>65124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31" calcext:value-type="float">
            <text:p>65131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32" calcext:value-type="float">
            <text:p>65132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33" calcext:value-type="float">
            <text:p>65133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34" calcext:value-type="float">
            <text:p>65134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38" calcext:value-type="float">
            <text:p>65138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71" calcext:value-type="float">
            <text:p>65171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72" calcext:value-type="float">
            <text:p>65172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73" calcext:value-type="float">
            <text:p>65173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81" calcext:value-type="float">
            <text:p>65181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88" calcext:value-type="float">
            <text:p>65188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11" calcext:value-type="float">
            <text:p>65211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12" calcext:value-type="float">
            <text:p>65212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42" calcext:value-type="float">
            <text:p>65242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43" calcext:value-type="float">
            <text:p>65243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21" calcext:value-type="float">
            <text:p>65521</text:p>
          </table:table-cell>
          <table:table-cell table:style-name="ce2" office:value-type="string" calcext:value-type="string">
            <text:p>R310</text:p>
          </table:table-cell>
          <table:table-cell table:style-name="ce3" office:value-type="string" calcext:value-type="string">
            <text:p>Dont personnes morales de droit priv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22" calcext:value-type="float">
            <text:p>65522</text:p>
          </table:table-cell>
          <table:table-cell table:style-name="ce2" office:value-type="string" calcext:value-type="string">
            <text:p>R315</text:p>
          </table:table-cell>
          <table:table-cell table:style-name="ce3" office:value-type="string" calcext:value-type="string">
            <text:p>Dont collectivités territor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41" calcext:value-type="float">
            <text:p>65541</text:p>
          </table:table-cell>
          <table:table-cell table:style-name="ce2" office:value-type="string" calcext:value-type="string">
            <text:p>R315</text:p>
          </table:table-cell>
          <table:table-cell table:style-name="ce3" office:value-type="string" calcext:value-type="string">
            <text:p>Dont collectivités territor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42" calcext:value-type="float">
            <text:p>65542</text:p>
          </table:table-cell>
          <table:table-cell table:style-name="ce2" office:value-type="string" calcext:value-type="string">
            <text:p>R315</text:p>
          </table:table-cell>
          <table:table-cell table:style-name="ce3" office:value-type="string" calcext:value-type="string">
            <text:p>Dont collectivités territor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61" calcext:value-type="float">
            <text:p>65561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68" calcext:value-type="float">
            <text:p>6556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71" calcext:value-type="float">
            <text:p>65571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72" calcext:value-type="float">
            <text:p>65572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73" calcext:value-type="float">
            <text:p>65573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74" calcext:value-type="float">
            <text:p>65574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641" calcext:value-type="float">
            <text:p>65641</text:p>
          </table:table-cell>
          <table:table-cell table:style-name="ce2" office:value-type="string" calcext:value-type="string">
            <text:p>R310</text:p>
          </table:table-cell>
          <table:table-cell table:style-name="ce3" office:value-type="string" calcext:value-type="string">
            <text:p>Dont personnes morales de droit priv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642" calcext:value-type="float">
            <text:p>65642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648" calcext:value-type="float">
            <text:p>65648</text:p>
          </table:table-cell>
          <table:table-cell table:style-name="ce2" office:value-type="string" calcext:value-type="string">
            <text:p>R330</text:p>
          </table:table-cell>
          <table:table-cell table:style-name="ce3" office:value-type="string" calcext:value-type="string">
            <text:p>Autres char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671" calcext:value-type="float">
            <text:p>65671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672" calcext:value-type="float">
            <text:p>65672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1" calcext:value-type="float">
            <text:p>65731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2" calcext:value-type="float">
            <text:p>65732</text:p>
          </table:table-cell>
          <table:table-cell table:style-name="ce2" office:value-type="string" calcext:value-type="string">
            <text:p>R315</text:p>
          </table:table-cell>
          <table:table-cell table:style-name="ce3" office:value-type="string" calcext:value-type="string">
            <text:p>Dont collectivités territor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3" calcext:value-type="float">
            <text:p>65733</text:p>
          </table:table-cell>
          <table:table-cell table:style-name="ce2" office:value-type="string" calcext:value-type="string">
            <text:p>R315</text:p>
          </table:table-cell>
          <table:table-cell table:style-name="ce3" office:value-type="string" calcext:value-type="string">
            <text:p>Dont collectivités territor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7" calcext:value-type="float">
            <text:p>65737</text:p>
          </table:table-cell>
          <table:table-cell table:style-name="ce2" office:value-type="string" calcext:value-type="string">
            <text:p>R310</text:p>
          </table:table-cell>
          <table:table-cell table:style-name="ce3" office:value-type="string" calcext:value-type="string">
            <text:p>Dont personnes morales de droit priv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41" calcext:value-type="float">
            <text:p>65741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42" calcext:value-type="float">
            <text:p>65742</text:p>
          </table:table-cell>
          <table:table-cell table:style-name="ce2" office:value-type="string" calcext:value-type="string">
            <text:p>R310</text:p>
          </table:table-cell>
          <table:table-cell table:style-name="ce3" office:value-type="string" calcext:value-type="string">
            <text:p>Dont personnes morales de droit priv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43" calcext:value-type="float">
            <text:p>65743</text:p>
          </table:table-cell>
          <table:table-cell table:style-name="ce2" office:value-type="string" calcext:value-type="string">
            <text:p>R310</text:p>
          </table:table-cell>
          <table:table-cell table:style-name="ce3" office:value-type="string" calcext:value-type="string">
            <text:p>Dont personnes morales de droit priv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48" calcext:value-type="float">
            <text:p>65748</text:p>
          </table:table-cell>
          <table:table-cell table:style-name="ce2" office:value-type="string" calcext:value-type="string">
            <text:p>R310</text:p>
          </table:table-cell>
          <table:table-cell table:style-name="ce3" office:value-type="string" calcext:value-type="string">
            <text:p>Dont personnes morales de droit priv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11" calcext:value-type="float">
            <text:p>65811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18" calcext:value-type="float">
            <text:p>65818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21" calcext:value-type="float">
            <text:p>65821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22" calcext:value-type="float">
            <text:p>65822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23" calcext:value-type="float">
            <text:p>65823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24" calcext:value-type="float">
            <text:p>65824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25" calcext:value-type="float">
            <text:p>65825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61" calcext:value-type="float">
            <text:p>65861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62" calcext:value-type="float">
            <text:p>65862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81" calcext:value-type="float">
            <text:p>65881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82" calcext:value-type="float">
            <text:p>65882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83" calcext:value-type="float">
            <text:p>65883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86" calcext:value-type="float">
            <text:p>65886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888" calcext:value-type="float">
            <text:p>65888</text:p>
          </table:table-cell>
          <table:table-cell table:style-name="ce2" office:value-type="string" calcext:value-type="string">
            <text:p>R225</text:p>
          </table:table-cell>
          <table:table-cell table:style-name="ce3" office:value-type="string" calcext:value-type="string">
            <text:p>Autres charges de fonctionnement (dont pertes sur créances irrécouvrable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70619" calcext:value-type="float">
            <text:p>70619</text:p>
          </table:table-cell>
          <table:table-cell table:style-name="ce2" office:value-type="string" calcext:value-type="string">
            <text:p>R130</text:p>
          </table:table-cell>
          <table:table-cell table:style-name="ce3" office:value-type="string" calcext:value-type="string">
            <text:p>Ventes de biens ou prestations de 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74119" calcext:value-type="float">
            <text:p>74119</text:p>
          </table:table-cell>
          <table:table-cell table:style-name="ce2" office:value-type="string" calcext:value-type="string">
            <text:p>R105</text:p>
          </table:table-cell>
          <table:table-cell table:style-name="ce3" office:value-type="string" calcext:value-type="string">
            <text:p>Dotations de l'éta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74869" calcext:value-type="float">
            <text:p>74869</text:p>
          </table:table-cell>
          <table:table-cell table:style-name="ce2" office:value-type="string" calcext:value-type="string">
            <text:p>R115</text:p>
          </table:table-cell>
          <table:table-cell table:style-name="ce3" office:value-type="string" calcext:value-type="string">
            <text:p>Compensations, autres attributions et autr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11" calcext:value-type="float">
            <text:p>20411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12" calcext:value-type="float">
            <text:p>20411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13" calcext:value-type="float">
            <text:p>20411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14" calcext:value-type="float">
            <text:p>204114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15" calcext:value-type="float">
            <text:p>204115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21" calcext:value-type="float">
            <text:p>20412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22" calcext:value-type="float">
            <text:p>20412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23" calcext:value-type="float">
            <text:p>20412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31" calcext:value-type="float">
            <text:p>20413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32" calcext:value-type="float">
            <text:p>20413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33" calcext:value-type="float">
            <text:p>20413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81" calcext:value-type="float">
            <text:p>20418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82" calcext:value-type="float">
            <text:p>20418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83" calcext:value-type="float">
            <text:p>20418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411" calcext:value-type="float">
            <text:p>20441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412" calcext:value-type="float">
            <text:p>20441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413" calcext:value-type="float">
            <text:p>20441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421" calcext:value-type="float">
            <text:p>20442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422" calcext:value-type="float">
            <text:p>20442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423" calcext:value-type="float">
            <text:p>20442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731" calcext:value-type="float">
            <text:p>21573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738" calcext:value-type="float">
            <text:p>21573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741" calcext:value-type="float">
            <text:p>21574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5742" calcext:value-type="float">
            <text:p>21574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311" calcext:value-type="float">
            <text:p>21731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312" calcext:value-type="float">
            <text:p>217312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313" calcext:value-type="float">
            <text:p>217313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314" calcext:value-type="float">
            <text:p>217314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315" calcext:value-type="float">
            <text:p>217315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318" calcext:value-type="float">
            <text:p>21731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321" calcext:value-type="float">
            <text:p>217321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328" calcext:value-type="float">
            <text:p>217328</text:p>
          </table:table-cell>
          <table:table-cell table:style-name="ce2" office:value-type="string" calcext:value-type="string">
            <text:p>A125</text:p>
          </table:table-cell>
          <table:table-cell table:style-name="ce3" office:value-type="string" calcext:value-type="string">
            <text:p>Construc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31" calcext:value-type="float">
            <text:p>217531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32" calcext:value-type="float">
            <text:p>217532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33" calcext:value-type="float">
            <text:p>217533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34" calcext:value-type="float">
            <text:p>217534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35" calcext:value-type="float">
            <text:p>217535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36" calcext:value-type="float">
            <text:p>217536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38" calcext:value-type="float">
            <text:p>217538</text:p>
          </table:table-cell>
          <table:table-cell table:style-name="ce2" office:value-type="string" calcext:value-type="string">
            <text:p>A135</text:p>
          </table:table-cell>
          <table:table-cell table:style-name="ce3" office:value-type="string" calcext:value-type="string">
            <text:p>Réseaux div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61" calcext:value-type="float">
            <text:p>21756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68" calcext:value-type="float">
            <text:p>21756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71" calcext:value-type="float">
            <text:p>21757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72" calcext:value-type="float">
            <text:p>217572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78" calcext:value-type="float">
            <text:p>21757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611" calcext:value-type="float">
            <text:p>21761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612" calcext:value-type="float">
            <text:p>21761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621" calcext:value-type="float">
            <text:p>21762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622" calcext:value-type="float">
            <text:p>217622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821" calcext:value-type="float">
            <text:p>21782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828" calcext:value-type="float">
            <text:p>21782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831" calcext:value-type="float">
            <text:p>21783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838" calcext:value-type="float">
            <text:p>21783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841" calcext:value-type="float">
            <text:p>217841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848" calcext:value-type="float">
            <text:p>217848</text:p>
          </table:table-cell>
          <table:table-cell table:style-name="ce2" office:value-type="string" calcext:value-type="string">
            <text:p>A150</text:p>
          </table:table-cell>
          <table:table-cell table:style-name="ce3" office:value-type="string" calcext:value-type="string">
            <text:p>Aut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731" calcext:value-type="float">
            <text:p>22573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25738" calcext:value-type="float">
            <text:p>22573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341" calcext:value-type="float">
            <text:p>27634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348" calcext:value-type="float">
            <text:p>276348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351" calcext:value-type="float">
            <text:p>276351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76358" calcext:value-type="float">
            <text:p>276358</text:p>
          </table:table-cell>
          <table:table-cell table:style-name="ce2" office:value-type="string" calcext:value-type="string">
            <text:p>A165</text:p>
          </table:table-cell>
          <table:table-cell table:style-name="ce3" office:value-type="string" calcext:value-type="string">
            <text:p>IMMOBILISATIONS FINANCIÈ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231" calcext:value-type="float">
            <text:p>60223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02238" calcext:value-type="float">
            <text:p>60223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5221" calcext:value-type="float">
            <text:p>6152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5228" calcext:value-type="float">
            <text:p>615228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5231" calcext:value-type="float">
            <text:p>61523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15232" calcext:value-type="float">
            <text:p>61523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8721" calcext:value-type="float">
            <text:p>628721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28722" calcext:value-type="float">
            <text:p>628722</text:p>
          </table:table-cell>
          <table:table-cell table:style-name="ce2" office:value-type="string" calcext:value-type="string">
            <text:p>R205</text:p>
          </table:table-cell>
          <table:table-cell table:style-name="ce3" office:value-type="string" calcext:value-type="string">
            <text:p>Achats et charges extern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22" calcext:value-type="float">
            <text:p>651122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23" calcext:value-type="float">
            <text:p>651123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28" calcext:value-type="float">
            <text:p>651128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42" calcext:value-type="float">
            <text:p>651142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43" calcext:value-type="float">
            <text:p>651143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44" calcext:value-type="float">
            <text:p>651144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48" calcext:value-type="float">
            <text:p>651148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411" calcext:value-type="float">
            <text:p>652411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412" calcext:value-type="float">
            <text:p>652412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413" calcext:value-type="float">
            <text:p>652413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414" calcext:value-type="float">
            <text:p>652414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415" calcext:value-type="float">
            <text:p>652415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416" calcext:value-type="float">
            <text:p>652416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2418" calcext:value-type="float">
            <text:p>652418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111" calcext:value-type="float">
            <text:p>655111</text:p>
          </table:table-cell>
          <table:table-cell table:style-name="ce2" office:value-type="string" calcext:value-type="string">
            <text:p>R325</text:p>
          </table:table-cell>
          <table:table-cell table:style-name="ce3" office:value-type="string" calcext:value-type="string">
            <text:p>Dont établissements d'enseignem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112" calcext:value-type="float">
            <text:p>655112</text:p>
          </table:table-cell>
          <table:table-cell table:style-name="ce2" office:value-type="string" calcext:value-type="string">
            <text:p>R325</text:p>
          </table:table-cell>
          <table:table-cell table:style-name="ce3" office:value-type="string" calcext:value-type="string">
            <text:p>Dont établissements d'enseignem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121" calcext:value-type="float">
            <text:p>655121</text:p>
          </table:table-cell>
          <table:table-cell table:style-name="ce2" office:value-type="string" calcext:value-type="string">
            <text:p>R325</text:p>
          </table:table-cell>
          <table:table-cell table:style-name="ce3" office:value-type="string" calcext:value-type="string">
            <text:p>Dont établissements d'enseignem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122" calcext:value-type="float">
            <text:p>655122</text:p>
          </table:table-cell>
          <table:table-cell table:style-name="ce2" office:value-type="string" calcext:value-type="string">
            <text:p>R325</text:p>
          </table:table-cell>
          <table:table-cell table:style-name="ce3" office:value-type="string" calcext:value-type="string">
            <text:p>Dont établissements d'enseignem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231" calcext:value-type="float">
            <text:p>655231</text:p>
          </table:table-cell>
          <table:table-cell table:style-name="ce2" office:value-type="string" calcext:value-type="string">
            <text:p>R325</text:p>
          </table:table-cell>
          <table:table-cell table:style-name="ce3" office:value-type="string" calcext:value-type="string">
            <text:p>Dont établissements d'enseignem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5238" calcext:value-type="float">
            <text:p>655238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41" calcext:value-type="float">
            <text:p>657341</text:p>
          </table:table-cell>
          <table:table-cell table:style-name="ce2" office:value-type="string" calcext:value-type="string">
            <text:p>R315</text:p>
          </table:table-cell>
          <table:table-cell table:style-name="ce3" office:value-type="string" calcext:value-type="string">
            <text:p>Dont collectivités territor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48" calcext:value-type="float">
            <text:p>657348</text:p>
          </table:table-cell>
          <table:table-cell table:style-name="ce2" office:value-type="string" calcext:value-type="string">
            <text:p>R315</text:p>
          </table:table-cell>
          <table:table-cell table:style-name="ce3" office:value-type="string" calcext:value-type="string">
            <text:p>Dont collectivités territori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51" calcext:value-type="float">
            <text:p>657351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58" calcext:value-type="float">
            <text:p>657358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61" calcext:value-type="float">
            <text:p>657361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63" calcext:value-type="float">
            <text:p>657363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64" calcext:value-type="float">
            <text:p>657364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65" calcext:value-type="float">
            <text:p>657365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81" calcext:value-type="float">
            <text:p>657381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82" calcext:value-type="float">
            <text:p>657382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701249" calcext:value-type="float">
            <text:p>701249</text:p>
          </table:table-cell>
          <table:table-cell table:style-name="ce2" office:value-type="string" calcext:value-type="string">
            <text:p>R130</text:p>
          </table:table-cell>
          <table:table-cell table:style-name="ce3" office:value-type="string" calcext:value-type="string">
            <text:p>Ventes de biens ou prestations de 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703892" calcext:value-type="float">
            <text:p>703892</text:p>
          </table:table-cell>
          <table:table-cell table:style-name="ce2" office:value-type="string" calcext:value-type="string">
            <text:p>R130</text:p>
          </table:table-cell>
          <table:table-cell table:style-name="ce3" office:value-type="string" calcext:value-type="string">
            <text:p>Ventes de biens ou prestations de 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703894" calcext:value-type="float">
            <text:p>703894</text:p>
          </table:table-cell>
          <table:table-cell table:style-name="ce2" office:value-type="string" calcext:value-type="string">
            <text:p>R130</text:p>
          </table:table-cell>
          <table:table-cell table:style-name="ce3" office:value-type="string" calcext:value-type="string">
            <text:p>Ventes de biens ou prestations de 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748719" calcext:value-type="float">
            <text:p>748719</text:p>
          </table:table-cell>
          <table:table-cell table:style-name="ce2" office:value-type="string" calcext:value-type="string">
            <text:p>R115</text:p>
          </table:table-cell>
          <table:table-cell table:style-name="ce3" office:value-type="string" calcext:value-type="string">
            <text:p>Compensations, autres attributions et autr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748729" calcext:value-type="float">
            <text:p>748729</text:p>
          </table:table-cell>
          <table:table-cell table:style-name="ce2" office:value-type="string" calcext:value-type="string">
            <text:p>R115</text:p>
          </table:table-cell>
          <table:table-cell table:style-name="ce3" office:value-type="string" calcext:value-type="string">
            <text:p>Compensations, autres attributions et autres participation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411" calcext:value-type="float">
            <text:p>204141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412" calcext:value-type="float">
            <text:p>204141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413" calcext:value-type="float">
            <text:p>204141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481" calcext:value-type="float">
            <text:p>204148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482" calcext:value-type="float">
            <text:p>204148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483" calcext:value-type="float">
            <text:p>204148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11" calcext:value-type="float">
            <text:p>204151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12" calcext:value-type="float">
            <text:p>204151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13" calcext:value-type="float">
            <text:p>204151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81" calcext:value-type="float">
            <text:p>204158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82" calcext:value-type="float">
            <text:p>204158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83" calcext:value-type="float">
            <text:p>204158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711" calcext:value-type="float">
            <text:p>204171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712" calcext:value-type="float">
            <text:p>204171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713" calcext:value-type="float">
            <text:p>204171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721" calcext:value-type="float">
            <text:p>204172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722" calcext:value-type="float">
            <text:p>204172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723" calcext:value-type="float">
            <text:p>204172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781" calcext:value-type="float">
            <text:p>204178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782" calcext:value-type="float">
            <text:p>204178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783" calcext:value-type="float">
            <text:p>204178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731" calcext:value-type="float">
            <text:p>2175731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175738" calcext:value-type="float">
            <text:p>2175738</text:p>
          </table:table-cell>
          <table:table-cell table:style-name="ce2" office:value-type="string" calcext:value-type="string">
            <text:p>A140</text:p>
          </table:table-cell>
          <table:table-cell table:style-name="ce3" office:value-type="string" calcext:value-type="string">
            <text:p>Installations techniques, agencements et matéri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211" calcext:value-type="float">
            <text:p>6511211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212" calcext:value-type="float">
            <text:p>6511212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213" calcext:value-type="float">
            <text:p>6511213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411" calcext:value-type="float">
            <text:p>6511411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11412" calcext:value-type="float">
            <text:p>6511412</text:p>
          </table:table-cell>
          <table:table-cell table:style-name="ce2" office:value-type="string" calcext:value-type="string">
            <text:p>R305</text:p>
          </table:table-cell>
          <table:table-cell table:style-name="ce3" office:value-type="string" calcext:value-type="string">
            <text:p>Dont ménag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7068129" calcext:value-type="float">
            <text:p>7068129</text:p>
          </table:table-cell>
          <table:table-cell table:style-name="ce2" office:value-type="string" calcext:value-type="string">
            <text:p>R130</text:p>
          </table:table-cell>
          <table:table-cell table:style-name="ce3" office:value-type="string" calcext:value-type="string">
            <text:p>Ventes de biens ou prestations de servic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311" calcext:value-type="float">
            <text:p>2041531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312" calcext:value-type="float">
            <text:p>2041531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313" calcext:value-type="float">
            <text:p>2041531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321" calcext:value-type="float">
            <text:p>2041532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322" calcext:value-type="float">
            <text:p>2041532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323" calcext:value-type="float">
            <text:p>2041532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331" calcext:value-type="float">
            <text:p>2041533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332" calcext:value-type="float">
            <text:p>2041533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333" calcext:value-type="float">
            <text:p>2041533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341" calcext:value-type="float">
            <text:p>20415341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342" calcext:value-type="float">
            <text:p>20415342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20415343" calcext:value-type="float">
            <text:p>20415343</text:p>
          </table:table-cell>
          <table:table-cell table:style-name="ce2" office:value-type="string" calcext:value-type="string">
            <text:p>A105</text:p>
          </table:table-cell>
          <table:table-cell table:style-name="ce3" office:value-type="string" calcext:value-type="string">
            <text:p>Subventions d'investissement versé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6211" calcext:value-type="float">
            <text:p>65736211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6212" calcext:value-type="float">
            <text:p>65736212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6221" calcext:value-type="float">
            <text:p>65736221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7_D</text:p>
          </table:table-cell>
          <table:table-cell table:style-name="ce5" office:value-type="float" office:value="65736222" calcext:value-type="float">
            <text:p>65736222</text:p>
          </table:table-cell>
          <table:table-cell table:style-name="ce2" office:value-type="string" calcext:value-type="string">
            <text:p>R320</text:p>
          </table:table-cell>
          <table:table-cell table:style-name="ce3" office:value-type="string" calcext:value-type="string">
            <text:p>Dont autres organismes publics</text:p>
          </table:table-cell>
          <table:table-cell table:number-columns-repeated="1020"/>
        </table:table-row>
        <table:table-row table:style-name="ro1" table:number-rows-repeated="10466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2.A1:Feuille2.D189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2:58:59.7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08T14:06:07.282000000</dc:date>
    <meta:editing-duration>PT1H27M20S</meta:editing-duration>
    <meta:editing-cycles>76</meta:editing-cycles>
    <meta:generator>LibreOffice/7.2.7.2.M7$Windows_X86_64 LibreOffice_project/eae1a20eee24d7fbeb19ff1fe91a658206f3f25b</meta:generator>
    <meta:document-statistic meta:table-count="1" meta:cell-count="7584" meta:object-count="0"/>
  </office:meta>
</office:document-meta>
</file>